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0.921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367cm"/>
    </style:style>
    <style:style style:name="co12" style:family="table-column">
      <style:table-column-properties fo:break-before="auto" style:column-width="2.448cm"/>
    </style:style>
    <style:style style:name="co13" style:family="table-column">
      <style:table-column-properties fo:break-before="auto" style:column-width="0.614cm"/>
    </style:style>
    <style:style style:name="co14" style:family="table-column">
      <style:table-column-properties fo:break-before="auto" style:column-width="1.956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0.697cm"/>
    </style:style>
    <style:style style:name="co18" style:family="table-column">
      <style:table-column-properties fo:break-before="auto" style:column-width="2.487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2.013cm"/>
    </style:style>
    <style:style style:name="co21" style:family="table-column">
      <style:table-column-properties fo:break-before="auto" style:column-width="2.067cm"/>
    </style:style>
    <style:style style:name="co22" style:family="table-column">
      <style:table-column-properties fo:break-before="auto" style:column-width="2.039cm"/>
    </style:style>
    <style:style style:name="co23" style:family="table-column">
      <style:table-column-properties fo:break-before="auto" style:column-width="1.48cm"/>
    </style:style>
    <style:style style:name="co24" style:family="table-column">
      <style:table-column-properties fo:break-before="auto" style:column-width="1.871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2.401cm"/>
    </style:style>
    <style:style style:name="co27" style:family="table-column">
      <style:table-column-properties fo:break-before="auto" style:column-width="2.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15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050" number:language="pl" number:country="PL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02cm solid #101010" fo:padding="0.071c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02cm solid #101010" fo:padding="0.071cm" fo:border-right="0.002cm solid #101010" style:rotation-align="none" fo:border-top="0.002cm solid #101010"/>
    </style:style>
    <style:style style:name="ce111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02cm solid #10101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02cm solid #101010" fo:background-color="#00ccff" style:diagonal-bl-tr="none" style:diagonal-tl-br="none" style:text-align-source="fix" style:repeat-content="false" fo:wrap-option="wrap" fo:border-left="0.002cm solid #101010" style:direction="ltr" fo:padding="0.071cm" fo:border-right="0.062cm solid #101010" style:rotation-angle="0" style:rotation-align="none" style:shrink-to-fit="false" fo:border-top="0.062cm solid #10101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02cm solid #101010" fo:background-color="#99ccff" style:cell-protect="protected formula-hidden" style:print-content="true" style:diagonal-bl-tr="none" style:diagonal-tl-br="none" fo:border-left="0.002cm solid #101010" fo:padding="0.071cm" fo:border-right="0.062cm solid #101010" style:rotation-align="none" fo:border-top="0.002cm solid #101010"/>
    </style:style>
    <style:style style:name="ce2" style:family="table-cell" style:parent-style-name="Default">
      <style:table-cell-properties style:glyph-orientation-vertical="0" fo:border-bottom="0.002cm solid #101010" fo:background-color="#00ccff" style:diagonal-bl-tr="none" style:diagonal-tl-br="none" style:text-align-source="fix" style:repeat-content="false" fo:wrap-option="wrap" fo:border-left="0.062cm solid #101010" style:direction="ltr" fo:padding="0.071cm" fo:border-right="0.002cm solid #101010" style:rotation-angle="0" style:rotation-align="none" style:shrink-to-fit="false" fo:border-top="0.062cm solid #10101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02cm solid #101010" fo:background-color="#99ccff" style:diagonal-bl-tr="none" style:diagonal-tl-br="none" fo:border-left="0.062cm solid #101010" fo:padding="0.071cm" fo:border-right="0.002cm solid #101010" style:rotation-align="none" fo:border-top="0.00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0.062cm solid #101010" fo:padding="0.071cm" fo:border-right="0.002cm solid #101010" style:rotation-align="none" fo:border-top="0.00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2cm solid #101010"/>
    </style:style>
    <style:style style:name="ce7" style:family="table-cell" style:parent-style-name="Default">
      <style:table-cell-properties style:glyph-orientation-vertical="0" fo:border-bottom="0.002cm solid #101010" fo:background-color="#00ccff" style:diagonal-bl-tr="none" style:diagonal-tl-br="none" style:text-align-source="fix" style:repeat-content="false" fo:wrap-option="wrap" fo:border-left="0.002cm solid #101010" style:direction="ltr" fo:padding="0.071cm" fo:border-right="0.002cm solid #101010" style:rotation-angle="0" style:rotation-align="none" style:shrink-to-fit="false" fo:border-top="0.062cm solid #10101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02cm solid #101010" fo:padding="0.071c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02cm solid #101010" fo:padding="0.071cm" fo:border-right="0.002cm solid #101010" style:rotation-align="none" fo:border-top="0.002cm solid #101010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26cm solid #333333" fo:padding="0.071cm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26cm solid #333333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26cm solid #333333" fo:background-color="#ffff99" style:diagonal-bl-tr="none" style:diagonal-tl-br="none" style:text-align-source="fix" style:repeat-content="false" fo:wrap-option="wrap" fo:border-left="0.026cm solid #333333" style:direction="ltr" fo:padding="0.071cm" fo:border-right="none" style:rotation-angle="0" style:rotation-align="none" style:shrink-to-fit="false" fo:border-top="0.026cm solid #333333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89" style:rotation-align="bottom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5" style:family="table-cell" style:parent-style-name="Default" style:data-style-name="N2">
      <style:table-cell-properties style:diagonal-bl-tr="none" style:diagonal-tl-br="none" fo:border="0.062cm solid #333333" fo:padding="0.071cm" style:rotation-align="non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26cm solid #333333" fo:padding="0.071cm" style:rotation-align="none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Default">
      <style:table-cell-properties fo:border-bottom="none" fo:background-color="#ffff99" style:diagonal-bl-tr="none" style:diagonal-tl-br="none" fo:border-left="0.062cm solid #101010" fo:padding="0.071cm" fo:border-right="none" style:rotation-align="none" fo:border-top="0.06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f99" style:diagonal-bl-tr="none" style:diagonal-tl-br="none" fo:border-left="0.062cm solid #101010" fo:padding="0.071cm" fo:border-right="none" style:rotation-align="none" fo:border-top="none"/>
    </style:style>
    <style:style style:name="ce42" style:family="table-cell" style:parent-style-name="Default">
      <style:table-cell-properties fo:border-bottom="0.062cm solid #101010" fo:background-color="#ffff99" style:diagonal-bl-tr="none" style:diagonal-tl-br="none" fo:border-left="0.062cm solid #10101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101010" fo:background-color="#99cc00" style:diagonal-bl-tr="none" style:diagonal-tl-br="none" style:text-align-source="fix" style:repeat-content="false" fo:wrap-option="no-wrap" fo:border-left="0.062cm solid #101010" style:direction="ltr" fo:padding="0.071cm" fo:border-right="0.002cm solid #101010" style:rotation-angle="0" style:rotation-align="none" style:shrink-to-fit="false" fo:border-top="0.062cm solid #101010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002cm solid #101010" fo:background-color="#ccffcc" style:diagonal-bl-tr="none" style:diagonal-tl-br="none" fo:border-left="0.062cm solid #101010" fo:padding="0.071cm" fo:border-right="0.002cm solid #101010" style:rotation-align="none" fo:border-top="0.002cm solid #101010"/>
    </style:style>
    <style:style style:name="ce45" style:family="table-cell" style:parent-style-name="Default">
      <style:table-cell-properties fo:border-bottom="none" fo:background-color="#ccffcc" style:diagonal-bl-tr="none" style:diagonal-tl-br="none" fo:border-left="0.062cm solid #101010" fo:padding="0.071cm" fo:border-right="0.002cm solid #101010" style:rotation-align="none" fo:border-top="0.002cm solid #101010"/>
    </style:style>
    <style:style style:name="ce46" style:family="table-cell" style:parent-style-name="Default">
      <style:table-cell-properties fo:background-color="#ccffcc" style:diagonal-bl-tr="none" style:diagonal-tl-br="none" fo:border="0.026cm solid #101010" fo:padding="0.071cm" style:rotation-align="none"/>
    </style:style>
    <style:style style:name="ce47" style:family="table-cell" style:parent-style-name="Default">
      <style:table-cell-properties fo:border-bottom="none" fo:background-color="#ffff99" style:diagonal-bl-tr="none" style:diagonal-tl-br="none" fo:border-left="none" fo:padding="0.071cm" fo:border-right="none" style:rotation-align="none" fo:border-top="0.062cm solid #101010"/>
    </style:style>
    <style:style style:name="ce48" style:family="table-cell" style:parent-style-name="Default">
      <style:table-cell-properties fo:background-color="#ffff99" style:diagonal-bl-tr="none" style:diagonal-tl-br="none" fo:border="none" fo:padding="0.071cm" style:rotation-align="none"/>
    </style:style>
    <style:style style:name="ce49" style:family="table-cell" style:parent-style-name="Default">
      <style:table-cell-properties fo:border-bottom="0.062cm solid #101010" fo:background-color="#ffff99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2cm solid #101010" fo:background-color="#99cc00" style:diagonal-bl-tr="none" style:diagonal-tl-br="none" style:text-align-source="fix" style:repeat-content="false" fo:wrap-option="no-wrap" fo:border-left="0.002cm solid #101010" style:direction="ltr" fo:padding="0.071cm" fo:border-right="0.002cm solid #101010" style:rotation-angle="0" style:rotation-align="none" style:shrink-to-fit="false" fo:border-top="0.062cm solid #101010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ccffcc" style:diagonal-bl-tr="none" style:diagonal-tl-br="none" fo:border="0.002cm solid #101010" fo:padding="0.071cm" style:rotation-align="none"/>
    </style:style>
    <style:style style:name="ce52" style:family="table-cell" style:parent-style-name="Default">
      <style:table-cell-properties fo:border-bottom="none" fo:background-color="#ccffcc" style:diagonal-bl-tr="none" style:diagonal-tl-br="none" fo:border-left="0.002cm solid #101010" fo:padding="0.071cm" fo:border-right="0.002cm solid #101010" style:rotation-align="none" fo:border-top="0.002cm solid #101010"/>
    </style:style>
    <style:style style:name="ce53" style:family="table-cell" style:parent-style-name="Default">
      <style:table-cell-properties fo:border-bottom="none" fo:background-color="#ffff99" style:diagonal-bl-tr="none" style:diagonal-tl-br="none" fo:border-left="none" fo:padding="0.071cm" fo:border-right="0.062cm solid #101010" style:rotation-align="none" fo:border-top="0.062cm solid #101010"/>
    </style:style>
    <style:style style:name="ce54" style:family="table-cell" style:parent-style-name="Default">
      <style:table-cell-properties fo:border-bottom="none" fo:background-color="#ffff99" style:diagonal-bl-tr="none" style:diagonal-tl-br="none" fo:border-left="none" fo:padding="0.071cm" fo:border-right="0.062cm solid #101010" style:rotation-align="none" fo:border-top="none"/>
    </style:style>
    <style:style style:name="ce55" style:family="table-cell" style:parent-style-name="Default">
      <style:table-cell-properties fo:border-bottom="0.062cm solid #101010" fo:background-color="#ffff99" style:diagonal-bl-tr="none" style:diagonal-tl-br="none" fo:border-left="none" fo:padding="0.071cm" fo:border-right="0.062cm solid #101010" style:rotation-align="none" fo:border-top="none"/>
    </style:style>
    <style:style style:name="ce56" style:family="table-cell" style:parent-style-name="Default" style:data-style-name="N115">
      <style:table-cell-properties fo:background-color="#ccffcc" style:diagonal-bl-tr="none" style:diagonal-tl-br="none" fo:border="0.002cm solid #101010" fo:padding="0.071cm" style:rotation-align="none"/>
    </style:style>
    <style:style style:name="ce57" style:family="table-cell" style:parent-style-name="Default">
      <style:table-cell-properties style:glyph-orientation-vertical="0" fo:border-bottom="0.002cm solid #101010" fo:background-color="#99cc00" style:diagonal-bl-tr="none" style:diagonal-tl-br="none" style:text-align-source="fix" style:repeat-content="false" fo:wrap-option="no-wrap" fo:border-left="0.002cm solid #101010" style:direction="ltr" fo:padding="0.071cm" fo:border-right="0.062cm solid #101010" style:rotation-angle="0" style:rotation-align="none" style:shrink-to-fit="false" fo:border-top="0.062cm solid #101010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002cm solid #101010" fo:background-color="#ccffcc" style:diagonal-bl-tr="none" style:diagonal-tl-br="none" fo:border-left="0.002cm solid #101010" fo:padding="0.071cm" fo:border-right="0.062cm solid #101010" style:rotation-align="none" fo:border-top="0.002cm solid #101010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2cm solid #10101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062cm solid #101010" fo:padding="0.071cm" fo:border-right="0.062cm solid #101010" style:rotation-align="none" fo:border-top="0.062cm solid #101010"/>
    </style:style>
    <style:style style:name="ce61" style:family="table-cell" style:parent-style-name="Default">
      <style:table-cell-properties fo:border-bottom="none" style:diagonal-bl-tr="none" style:diagonal-tl-br="none" fo:border-left="0.062cm solid #101010" fo:padding="0.071cm" fo:border-right="0.062cm solid #101010" style:rotation-align="none" fo:border-top="none"/>
    </style:style>
    <style:style style:name="ce6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0.026cm solid #101010" style:diagonal-bl-tr="none" style:diagonal-tl-br="none" fo:border-left="0.062cm solid #101010" fo:padding="0.071cm" fo:border-right="0.026cm solid #101010" style:rotation-align="none" fo:border-top="0.06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26cm solid #101010" style:diagonal-bl-tr="none" style:diagonal-tl-br="none" fo:border-left="0.062cm solid #101010" fo:padding="0.071cm" fo:border-right="0.026cm solid #101010" style:rotation-align="none" fo:border-top="0.026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062cm solid #101010" fo:padding="0.071cm" fo:border-right="0.026cm solid #101010" style:rotation-align="none" fo:border-top="0.026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026cm solid #101010" style:diagonal-bl-tr="none" style:diagonal-tl-br="none" fo:border-left="0.062cm solid #101010" fo:padding="0.071cm" fo:border-right="none" style:rotation-align="none" fo:border-top="0.06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062cm solid #101010" style:diagonal-bl-tr="none" style:diagonal-tl-br="none" fo:border-left="0.062cm solid #10101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2cm solid #10101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" style:family="table-cell" style:parent-style-name="Default" style:data-style-name="N8050">
      <style:table-cell-properties fo:border-bottom="0.026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71" style:family="table-cell" style:parent-style-name="Default" style:data-style-name="N8050">
      <style:table-cell-properties style:diagonal-bl-tr="none" style:diagonal-tl-br="none" fo:border="0.026cm solid #101010" fo:padding="0.071cm" style:rotation-align="none"/>
    </style:style>
    <style:style style:name="ce72" style:family="table-cell" style:parent-style-name="Default" style:data-style-name="N8050">
      <style:table-cell-properties fo:border-bottom="none" style:diagonal-bl-tr="none" style:diagonal-tl-br="none" fo:border-left="0.026cm solid #101010" fo:padding="0.071cm" fo:border-right="0.026cm solid #101010" style:rotation-align="none" fo:border-top="0.026cm solid #101010"/>
    </style:style>
    <style:style style:name="ce73" style:family="table-cell" style:parent-style-name="Default">
      <style:table-cell-properties fo:border-bottom="0.062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74" style:family="table-cell" style:parent-style-name="Default">
      <style:table-cell-properties fo:border-bottom="0.026cm solid #101010" style:diagonal-bl-tr="none" style:diagonal-tl-br="none" fo:border-left="none" fo:padding="0.071cm" fo:border-right="none" style:rotation-align="none" fo:border-top="0.062cm solid #101010"/>
    </style:style>
    <style:style style:name="ce75" style:family="table-cell" style:parent-style-name="Default">
      <style:table-cell-properties fo:border-bottom="0.062cm solid #101010" style:diagonal-bl-tr="none" style:diagonal-tl-br="none" fo:border-left="none" fo:padding="0.071cm" fo:border-right="none" style:rotation-align="none" fo:border-top="none"/>
    </style:style>
    <style:style style:name="ce76" style:family="table-cell" style:parent-style-name="Default" style:data-style-name="N117">
      <style:table-cell-properties fo:border-bottom="none" style:diagonal-bl-tr="none" style:diagonal-tl-br="none" fo:border-left="0.026cm solid #101010" fo:padding="0.071cm" fo:border-right="0.026cm solid #101010" style:rotation-align="none" fo:border-top="0.026cm solid #101010"/>
    </style:style>
    <style:style style:name="ce77" style:family="table-cell" style:parent-style-name="Default">
      <style:table-cell-properties style:glyph-orientation-vertical="0" fo:border-bottom="0.026cm solid #101010" style:diagonal-bl-tr="none" style:diagonal-tl-br="none" style:text-align-source="fix" style:repeat-content="false" fo:wrap-option="no-wrap" fo:border-left="0.026cm solid #101010" style:direction="ltr" fo:padding="0.071cm" fo:border-right="0.026cm solid #101010" style:rotation-angle="0" style:rotation-align="none" style:shrink-to-fit="false" fo:border-top="0.062cm solid #101010" css3t:text-justify="auto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10101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26cm solid #101010" style:direction="ltr" fo:padding="0.071cm" fo:border-right="0.026cm solid #101010" style:rotation-angle="0" style:rotation-align="none" style:shrink-to-fit="false" fo:border-top="0.026cm solid #101010" css3t:text-justify="auto" style:vertical-align="automatic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fo:border-bottom="0.062cm solid #101010" style:diagonal-bl-tr="none" style:diagonal-tl-br="none" style:text-align-source="fix" style:repeat-content="false" fo:border-left="0.026cm solid #101010" fo:padding="0.071cm" fo:border-right="0.026cm solid #101010" style:rotation-align="none" fo:border-top="0.062cm solid #101010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0.026cm solid #101010" style:diagonal-bl-tr="none" style:diagonal-tl-br="none" style:text-align-source="fix" style:repeat-content="false" fo:wrap-option="no-wrap" fo:border-left="0.026cm solid #101010" style:direction="ltr" fo:padding="0.071cm" fo:border-right="0.026cm solid #101010" style:rotation-angle="0" style:rotation-align="none" style:shrink-to-fit="false" fo:border-top="0.062cm solid #101010" css3t:text-justify="auto" style:vertical-align="automatic"/>
      <style:paragraph-properties fo:text-align="center" fo:margin-left="0cm" style:writing-mode="page"/>
    </style:style>
    <style:style style:name="ce82" style:family="table-cell" style:parent-style-name="Default" style:data-style-name="N118">
      <style:table-cell-properties fo:border-bottom="0.026cm solid #101010" style:diagonal-bl-tr="none" style:diagonal-tl-br="none" fo:border-left="0.026cm solid #101010" fo:padding="0.071cm" fo:border-right="0.062cm solid #101010" style:rotation-align="none" fo:border-top="0.062cm solid #101010"/>
    </style:style>
    <style:style style:name="ce83" style:family="table-cell" style:parent-style-name="Default" style:data-style-name="N118">
      <style:table-cell-properties fo:border-bottom="0.062cm solid #101010" style:diagonal-bl-tr="none" style:diagonal-tl-br="none" fo:border-left="0.026cm solid #101010" fo:padding="0.071cm" fo:border-right="0.062cm solid #101010" style:rotation-align="none" fo:border-top="none"/>
    </style:style>
    <style:style style:name="ce84" style:family="table-cell" style:parent-style-name="Default" style:data-style-name="N1">
      <style:table-cell-properties fo:padding="0.071cm"/>
    </style:style>
    <style:style style:name="ce85" style:family="table-cell" style:parent-style-name="Default" style:data-style-name="N118">
      <style:table-cell-properties fo:border-bottom="0.026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86" style:family="table-cell" style:parent-style-name="Default" style:data-style-name="N118">
      <style:table-cell-properties fo:border-bottom="0.062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87" style:family="table-cell" style:parent-style-name="Default">
      <style:table-cell-properties fo:background-color="#ffcc99" style:diagonal-bl-tr="none" style:diagonal-tl-br="none" fo:border="0.062cm solid #10101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026cm solid #101010" fo:background-color="#ffff99" style:diagonal-bl-tr="none" style:diagonal-tl-br="none" fo:border-left="0.026cm solid #101010" fo:padding="0.071cm" fo:border-right="0.026cm solid #10101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026cm solid #10101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026cm solid #101010" fo:background-color="#ffff99" style:diagonal-bl-tr="none" style:diagonal-tl-br="none" fo:border-left="0.026cm solid #101010" fo:padding="0.071cm" fo:border-right="0.026cm solid #101010" style:rotation-align="none" fo:border-top="none"/>
    </style:style>
    <style:style style:name="ce91" style:family="table-cell" style:parent-style-name="Default" style:data-style-name="N118">
      <style:table-cell-properties fo:background-color="#ffff99" style:diagonal-bl-tr="none" style:diagonal-tl-br="none" fo:border="0.026cm solid #101010" fo:padding="0.071cm" style:rotation-align="none"/>
    </style:style>
    <style:style style:name="ce92" style:family="table-cell" style:parent-style-name="Default">
      <style:table-cell-properties fo:padding="0.071cm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026cm solid #333333" fo:background-color="#ffff99" style:diagonal-bl-tr="none" style:diagonal-tl-br="none" fo:border-left="0.062cm solid #333333" fo:padding="0.071cm" fo:border-right="0.026cm solid #333333" style:rotation-align="none" fo:border-top="0.062cm solid #333333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026cm solid #333333" style:diagonal-bl-tr="none" style:diagonal-tl-br="none" fo:border-left="0.062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0.062cm solid #333333" style:diagonal-bl-tr="none" style:diagonal-tl-br="none" fo:border-left="0.062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026cm solid #333333" fo:background-color="#ffff99" style:diagonal-bl-tr="none" style:diagonal-tl-br="none" fo:border-left="0.026cm solid #333333" fo:padding="0.071cm" fo:border-right="0.026cm solid #333333" style:rotation-align="none" fo:border-top="0.062cm solid #333333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026cm solid #333333" fo:padding="0.071cm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0.062cm solid #333333" style:diagonal-bl-tr="none" style:diagonal-tl-br="none" fo:border-left="0.026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 style:data-style-name="N122">
      <style:table-cell-properties style:diagonal-bl-tr="none" style:diagonal-tl-br="none" fo:border="0.026cm solid #333333" fo:padding="0.071cm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 style:data-style-name="N122">
      <style:table-cell-properties fo:border-bottom="0.062cm solid #333333" style:diagonal-bl-tr="none" style:diagonal-tl-br="none" fo:border-left="0.026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0.026cm solid #333333" fo:background-color="#ffff99" style:diagonal-bl-tr="none" style:diagonal-tl-br="none" fo:border-left="0.026cm solid #333333" fo:padding="0.071cm" fo:border-right="0.062cm solid #333333" style:rotation-align="none" fo:border-top="0.062cm solid #333333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fo:border-bottom="0.026cm solid #333333" style:diagonal-bl-tr="none" style:diagonal-tl-br="none" fo:border-left="0.026cm solid #333333" fo:padding="0.071cm" fo:border-right="0.062cm solid #333333" style:rotation-align="none" fo:border-top="0.026cm solid #333333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26cm solid #333333" style:direction="ltr" fo:padding="0.071cm" fo:border-right="none" style:rotation-angle="0" style:rotation-align="none" style:shrink-to-fit="false" fo:border-top="0.026cm solid #333333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26cm solid #333333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26cm solid #333333" fo:background-color="#ffff99" style:diagonal-bl-tr="none" style:diagonal-tl-br="none" style:text-align-source="fix" style:repeat-content="false" fo:wrap-option="no-wrap" fo:border-left="0.026cm solid #333333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071cm" fo:border-right="0.026cm solid #333333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26cm solid #333333" style:rotation-angle="0" style:rotation-align="none" style:shrink-to-fit="false" fo:border-top="non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0.026cm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26cm solid #333333" style:rotation-angle="0" style:rotation-align="none" style:shrink-to-fit="false" fo:border-top="non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Default">
      <style:text-properties style:font-name="Arial CE" style:font-name-complex="Arial CE"/>
    </style:style>
    <style:style style:name="ce112" style:family="table-cell" style:parent-style-name="Default" style:data-style-name="N11">
      <style:text-properties style:font-name="Arial CE" style:font-name-complex="Arial CE"/>
    </style:style>
    <style:style style:name="gr1" style:family="graphic">
      <style:graphic-properties draw:stroke="solid" svg:stroke-width="0.026cm" svg:stroke-color="#3465a4" svg:stroke-opacity="100%" draw:stroke-linejoin="round" draw:fill="solid" draw:fill-color="#ffffff" draw:textarea-horizontal-align="justify" draw:textarea-vertical-align="top" draw:auto-grow-height="false" fo:min-height="12.563cm" fo:min-width="9.304cm" fo:padding-top="0.1cm" fo:padding-bottom="0.1cm" fo:padding-left="0.1cm" fo:padding-right="0.1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([.C3]/[.B3])*1" office:value-type="percentage" office:value="0.43" calcext:value-type="percentage">
            <text:p>43,00%</text:p>
          </table:table-cell>
          <table:table-cell table:style-name="ce14" table:formula="of:=IF([.D3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([.C4]/[.B4])*1" office:value-type="percentage" office:value="0.733333333333333" calcext:value-type="percentage">
            <text:p>73,33%</text:p>
          </table:table-cell>
          <table:table-cell table:style-name="ce14" table:formula="of:=IF([.D4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([.C5]/[.B5])*1" office:value-type="percentage" office:value="0.866666666666667" calcext:value-type="percentage">
            <text:p>86,67%</text:p>
          </table:table-cell>
          <table:table-cell table:style-name="ce14" table:formula="of:=IF([.D5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([.C6]/[.B6])*1" office:value-type="percentage" office:value="0.714285714285714" calcext:value-type="percentage">
            <text:p>71,43%</text:p>
          </table:table-cell>
          <table:table-cell table:style-name="ce14" table:formula="of:=IF([.D6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([.C7]/[.B7])*1" office:value-type="percentage" office:value="0.818181818181818" calcext:value-type="percentage">
            <text:p>81,82%</text:p>
          </table:table-cell>
          <table:table-cell table:style-name="ce14" table:formula="of:=IF([.D7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1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1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.504cm" svg:height="12.763cm" svg:x="18.786cm" svg:y="0.48c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5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20"/>
          <table:table-cell table:style-name="ce26" table:number-columns-repeated="12"/>
          <table:table-cell table:number-columns-repeated="1011"/>
        </table:table-row>
        <table:table-row table:style-name="ro4">
          <table:table-cell table:style-name="ce21" office:value-type="string" table:number-columns-spanned="1" table:number-rows-spanned="2">
            <text:p>Lp</text:p>
          </table:table-cell>
          <table:table-cell table:style-name="ce27" office:value-type="string" table:number-columns-spanned="1" table:number-rows-spanned="2">
            <text:p>Imię i nazwisko</text:p>
          </table:table-cell>
          <table:table-cell table:style-name="ce31" office:value-type="string">
            <text:p>Pol</text:p>
          </table:table-cell>
          <table:table-cell table:style-name="ce31" office:value-type="string">
            <text:p>Chem</text:p>
          </table:table-cell>
          <table:table-cell table:style-name="ce31" office:value-type="string">
            <text:p>Fiz</text:p>
          </table:table-cell>
          <table:table-cell table:style-name="ce31" office:value-type="string">
            <text:p>Hist</text:p>
          </table:table-cell>
          <table:table-cell table:style-name="ce31" office:value-type="string">
            <text:p>Mat</text:p>
          </table:table-cell>
          <table:table-cell table:style-name="ce31" office:value-type="string">
            <text:p>Angi</text:p>
          </table:table-cell>
          <table:table-cell table:style-name="ce31" office:value-type="string">
            <text:p>Niem</text:p>
          </table:table-cell>
          <table:table-cell table:style-name="ce31" office:value-type="string">
            <text:p>Geog</text:p>
          </table:table-cell>
          <table:table-cell table:style-name="ce31" office:value-type="string">
            <text:p>Śred</text:p>
          </table:table-cell>
          <table:table-cell table:style-name="ce31" office:value-type="string">
            <text:p>Pasek</text:p>
          </table:table-cell>
          <table:table-cell table:style-name="ce31" office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21"/>
          <table:covered-table-cell table:style-name="ce27"/>
          <table:table-cell table:style-name="ce32" table:number-columns-repeated="11"/>
          <table:table-cell table:number-columns-repeated="1011"/>
        </table:table-row>
        <table:table-row table:style-name="ro5">
          <table:table-cell table:style-name="ce22" office:value-type="float" office:value="1">
            <text:p>1</text:p>
          </table:table-cell>
          <table:table-cell table:style-name="ce28" office:value-type="string">
            <text:p>Zają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3">
            <text:p>3</text:p>
          </table:table-cell>
          <table:table-cell table:style-name="ce37" table:formula="of:=AVERAGEA([.C4:.J4])" office:value-type="float" office:value="3.25">
            <text:p>3,25</text:p>
          </table:table-cell>
          <table:table-cell table:style-name="ce33" table:formula="of:=IF([.K4]&gt;=4.75;&quot;TAK&quot;;&quot;NIE&quot;)" office:value-type="string" office:string-value="NIE">
            <text:p>NIE</text:p>
          </table:table-cell>
          <table:table-cell table:style-name="ce22" table:formula="of:=IF([.K4]&lt;4.75;&quot;-&quot;;IF([.K4]&lt;=4.85;&quot;DYPLOM&quot;;IF([.K4]&lt;=5;&quot;KSIĄŻKA&quot;;IF([.K4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2">
            <text:p>2</text:p>
          </table:table-cell>
          <table:table-cell table:style-name="ce28" office:value-type="string">
            <text:p>Nowak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5">
            <text:p>5</text:p>
          </table:table-cell>
          <table:table-cell table:number-columns-repeated="3"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7" table:formula="of:=AVERAGEA([.C5:.J5])" office:value-type="float" office:value="5.125">
            <text:p>5,13</text:p>
          </table:table-cell>
          <table:table-cell table:style-name="ce33" table:formula="of:=IF([.K5]&gt;=4.75;&quot;TAK&quot;;&quot;NIE&quot;)" office:value-type="string" office:string-value="TAK">
            <text:p>TAK</text:p>
          </table:table-cell>
          <table:table-cell table:style-name="ce22" table:formula="of:=IF([.K5]&lt;4.75;&quot;-&quot;;IF([.K5]&lt;=4.85;&quot;DYPLOM&quot;;IF([.K5]&lt;=5;&quot;KSIĄŻKA&quot;;IF([.K5]&gt;5;&quot;PIÓRO&quot;;&quot;-&quot;))))" office:value-type="string" office:string-value="PIÓRO">
            <text:p>PIÓRO</text:p>
          </table:table-cell>
          <table:table-cell table:number-columns-repeated="1011"/>
        </table:table-row>
        <table:table-row table:style-name="ro5">
          <table:table-cell table:style-name="ce22" office:value-type="float" office:value="3">
            <text:p>3</text:p>
          </table:table-cell>
          <table:table-cell table:style-name="ce28" office:value-type="string">
            <text:p>Wrona</text:p>
          </table:table-cell>
          <table:table-cell table:number-columns-repeated="3"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7" table:formula="of:=AVERAGEA([.C6:.J6])" office:value-type="float" office:value="3.375">
            <text:p>3,38</text:p>
          </table:table-cell>
          <table:table-cell table:style-name="ce33" table:formula="of:=IF([.K6]&gt;=4.75;&quot;TAK&quot;;&quot;NIE&quot;)" office:value-type="string" office:string-value="NIE">
            <text:p>NIE</text:p>
          </table:table-cell>
          <table:table-cell table:style-name="ce22" table:formula="of:=IF([.K6]&lt;4.75;&quot;-&quot;;IF([.K6]&lt;=4.85;&quot;DYPLOM&quot;;IF([.K6]&lt;=5;&quot;KSIĄŻKA&quot;;IF([.K6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4">
            <text:p>4</text:p>
          </table:table-cell>
          <table:table-cell table:style-name="ce28" office:value-type="string">
            <text:p>Kalarus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7" table:formula="of:=AVERAGEA([.C7:.J7])" office:value-type="float" office:value="4.125">
            <text:p>4,13</text:p>
          </table:table-cell>
          <table:table-cell table:style-name="ce33" table:formula="of:=IF([.K7]&gt;=4.75;&quot;TAK&quot;;&quot;NIE&quot;)" office:value-type="string" office:string-value="NIE">
            <text:p>NIE</text:p>
          </table:table-cell>
          <table:table-cell table:style-name="ce22" table:formula="of:=IF([.K7]&lt;4.75;&quot;-&quot;;IF([.K7]&lt;=4.85;&quot;DYPLOM&quot;;IF([.K7]&lt;=5;&quot;KSIĄŻKA&quot;;IF([.K7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5">
            <text:p>5</text:p>
          </table:table-cell>
          <table:table-cell table:style-name="ce28" office:value-type="string">
            <text:p>Kminek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7" table:formula="of:=AVERAGEA([.C8:.J8])" office:value-type="float" office:value="3.625">
            <text:p>3,63</text:p>
          </table:table-cell>
          <table:table-cell table:style-name="ce33" table:formula="of:=IF([.K8]&gt;=4.75;&quot;TAK&quot;;&quot;NIE&quot;)" office:value-type="string" office:string-value="NIE">
            <text:p>NIE</text:p>
          </table:table-cell>
          <table:table-cell table:style-name="ce22" table:formula="of:=IF([.K8]&lt;4.75;&quot;-&quot;;IF([.K8]&lt;=4.85;&quot;DYPLOM&quot;;IF([.K8]&lt;=5;&quot;KSIĄŻKA&quot;;IF([.K8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6">
            <text:p>6</text:p>
          </table:table-cell>
          <table:table-cell table:style-name="ce28" office:value-type="string">
            <text:p>Krajewski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7" table:formula="of:=AVERAGEA([.C9:.J9])" office:value-type="float" office:value="4">
            <text:p>4,00</text:p>
          </table:table-cell>
          <table:table-cell table:style-name="ce33" table:formula="of:=IF([.K9]&gt;=4.75;&quot;TAK&quot;;&quot;NIE&quot;)" office:value-type="string" office:string-value="NIE">
            <text:p>NIE</text:p>
          </table:table-cell>
          <table:table-cell table:style-name="ce22" table:formula="of:=IF([.K9]&lt;4.75;&quot;-&quot;;IF([.K9]&lt;=4.85;&quot;DYPLOM&quot;;IF([.K9]&lt;=5;&quot;KSIĄŻKA&quot;;IF([.K9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7">
            <text:p>7</text:p>
          </table:table-cell>
          <table:table-cell table:style-name="ce28" office:value-type="string">
            <text:p>Szymczak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5">
            <text:p>5</text:p>
          </table:table-cell>
          <table:table-cell table:style-name="ce37" table:formula="of:=AVERAGEA([.C10:.J10])" office:value-type="float" office:value="3.125">
            <text:p>3,13</text:p>
          </table:table-cell>
          <table:table-cell table:style-name="ce33" table:formula="of:=IF([.K10]&gt;=4.75;&quot;TAK&quot;;&quot;NIE&quot;)" office:value-type="string" office:string-value="NIE">
            <text:p>NIE</text:p>
          </table:table-cell>
          <table:table-cell table:style-name="ce22" table:formula="of:=IF([.K10]&lt;4.75;&quot;-&quot;;IF([.K10]&lt;=4.85;&quot;DYPLOM&quot;;IF([.K10]&lt;=5;&quot;KSIĄŻKA&quot;;IF([.K10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8">
            <text:p>8</text:p>
          </table:table-cell>
          <table:table-cell table:style-name="ce28" office:value-type="string">
            <text:p>Grabowski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7" table:formula="of:=AVERAGEA([.C11:.J11])" office:value-type="float" office:value="3.125">
            <text:p>3,13</text:p>
          </table:table-cell>
          <table:table-cell table:style-name="ce33" table:formula="of:=IF([.K11]&gt;=4.75;&quot;TAK&quot;;&quot;NIE&quot;)" office:value-type="string" office:string-value="NIE">
            <text:p>NIE</text:p>
          </table:table-cell>
          <table:table-cell table:style-name="ce22" table:formula="of:=IF([.K11]&lt;4.75;&quot;-&quot;;IF([.K11]&lt;=4.85;&quot;DYPLOM&quot;;IF([.K11]&lt;=5;&quot;KSIĄŻKA&quot;;IF([.K11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9">
            <text:p>9</text:p>
          </table:table-cell>
          <table:table-cell table:style-name="ce28" office:value-type="string">
            <text:p>Janik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3">
            <text:p>3</text:p>
          </table:table-cell>
          <table:table-cell table:number-columns-repeated="2" table:style-name="ce33" office:value-type="float" office:value="2">
            <text:p>2</text:p>
          </table:table-cell>
          <table:table-cell table:style-name="ce37" table:formula="of:=AVERAGEA([.C12:.J12])" office:value-type="float" office:value="3.375">
            <text:p>3,38</text:p>
          </table:table-cell>
          <table:table-cell table:style-name="ce33" table:formula="of:=IF([.K12]&gt;=4.75;&quot;TAK&quot;;&quot;NIE&quot;)" office:value-type="string" office:string-value="NIE">
            <text:p>NIE</text:p>
          </table:table-cell>
          <table:table-cell table:style-name="ce22" table:formula="of:=IF([.K12]&lt;4.75;&quot;-&quot;;IF([.K12]&lt;=4.85;&quot;DYPLOM&quot;;IF([.K12]&lt;=5;&quot;KSIĄŻKA&quot;;IF([.K12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0">
            <text:p>10</text:p>
          </table:table-cell>
          <table:table-cell table:style-name="ce28" office:value-type="string">
            <text:p>Małyga</text:p>
          </table:table-cell>
          <table:table-cell table:style-name="ce33" office:value-type="float" office:value="5">
            <text:p>5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7" table:formula="of:=AVERAGEA([.C13:.J13])" office:value-type="float" office:value="3.5">
            <text:p>3,50</text:p>
          </table:table-cell>
          <table:table-cell table:style-name="ce33" table:formula="of:=IF([.K13]&gt;=4.75;&quot;TAK&quot;;&quot;NIE&quot;)" office:value-type="string" office:string-value="NIE">
            <text:p>NIE</text:p>
          </table:table-cell>
          <table:table-cell table:style-name="ce22" table:formula="of:=IF([.K13]&lt;4.75;&quot;-&quot;;IF([.K13]&lt;=4.85;&quot;DYPLOM&quot;;IF([.K13]&lt;=5;&quot;KSIĄŻKA&quot;;IF([.K13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1">
            <text:p>11</text:p>
          </table:table-cell>
          <table:table-cell table:style-name="ce28" office:value-type="string">
            <text:p>Krawczyk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3" table:style-name="ce33" office:value-type="float" office:value="1">
            <text:p>1</text:p>
          </table:table-cell>
          <table:table-cell table:number-columns-repeated="2"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style-name="ce37" table:formula="of:=AVERAGEA([.C14:.J14])" office:value-type="float" office:value="1.875">
            <text:p>1,88</text:p>
          </table:table-cell>
          <table:table-cell table:style-name="ce33" table:formula="of:=IF([.K14]&gt;=4.75;&quot;TAK&quot;;&quot;NIE&quot;)" office:value-type="string" office:string-value="NIE">
            <text:p>NIE</text:p>
          </table:table-cell>
          <table:table-cell table:style-name="ce22" table:formula="of:=IF([.K14]&lt;4.75;&quot;-&quot;;IF([.K14]&lt;=4.85;&quot;DYPLOM&quot;;IF([.K14]&lt;=5;&quot;KSIĄŻKA&quot;;IF([.K14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2">
            <text:p>12</text:p>
          </table:table-cell>
          <table:table-cell table:style-name="ce28" office:value-type="string">
            <text:p>Stopa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7" table:formula="of:=AVERAGEA([.C15:.J15])" office:value-type="float" office:value="3.625">
            <text:p>3,63</text:p>
          </table:table-cell>
          <table:table-cell table:style-name="ce33" table:formula="of:=IF([.K15]&gt;=4.75;&quot;TAK&quot;;&quot;NIE&quot;)" office:value-type="string" office:string-value="NIE">
            <text:p>NIE</text:p>
          </table:table-cell>
          <table:table-cell table:style-name="ce22" table:formula="of:=IF([.K15]&lt;4.75;&quot;-&quot;;IF([.K15]&lt;=4.85;&quot;DYPLOM&quot;;IF([.K15]&lt;=5;&quot;KSIĄŻKA&quot;;IF([.K15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3">
            <text:p>13</text:p>
          </table:table-cell>
          <table:table-cell table:style-name="ce28" office:value-type="string">
            <text:p>Kaczor</text:p>
          </table:table-cell>
          <table:table-cell table:style-name="ce33" office:value-type="float" office:value="4">
            <text:p>4</text:p>
          </table:table-cell>
          <table:table-cell table:number-columns-repeated="2"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number-columns-repeated="4" table:style-name="ce33" office:value-type="float" office:value="5">
            <text:p>5</text:p>
          </table:table-cell>
          <table:table-cell table:style-name="ce37" table:formula="of:=AVERAGEA([.C16:.J16])" office:value-type="float" office:value="5">
            <text:p>5,00</text:p>
          </table:table-cell>
          <table:table-cell table:style-name="ce33" table:formula="of:=IF([.K16]&gt;=4.75;&quot;TAK&quot;;&quot;NIE&quot;)" office:value-type="string" office:string-value="TAK">
            <text:p>TAK</text:p>
          </table:table-cell>
          <table:table-cell table:style-name="ce22" table:formula="of:=IF([.K16]&lt;4.75;&quot;-&quot;;IF([.K16]&lt;=4.85;&quot;DYPLOM&quot;;IF([.K16]&lt;=5;&quot;KSIĄŻKA&quot;;IF([.K16]&gt;5;&quot;PIÓRO&quot;;&quot;-&quot;))))" office:value-type="string" office:string-value="KSIĄŻKA">
            <text:p>KSIĄŻKA</text:p>
          </table:table-cell>
          <table:table-cell table:number-columns-repeated="1011"/>
        </table:table-row>
        <table:table-row table:style-name="ro5">
          <table:table-cell table:style-name="ce22" office:value-type="float" office:value="14">
            <text:p>14</text:p>
          </table:table-cell>
          <table:table-cell table:style-name="ce28" office:value-type="string">
            <text:p>Wysocki</text:p>
          </table:table-cell>
          <table:table-cell table:style-name="ce33" office:value-type="float" office:value="5">
            <text:p>5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number-columns-repeated="3" table:style-name="ce33" office:value-type="float" office:value="4">
            <text:p>4</text:p>
          </table:table-cell>
          <table:table-cell table:style-name="ce37" table:formula="of:=AVERAGEA([.C17:.J17])" office:value-type="float" office:value="3.75">
            <text:p>3,75</text:p>
          </table:table-cell>
          <table:table-cell table:style-name="ce33" table:formula="of:=IF([.K17]&gt;=4.75;&quot;TAK&quot;;&quot;NIE&quot;)" office:value-type="string" office:string-value="NIE">
            <text:p>NIE</text:p>
          </table:table-cell>
          <table:table-cell table:style-name="ce22" table:formula="of:=IF([.K17]&lt;4.75;&quot;-&quot;;IF([.K17]&lt;=4.85;&quot;DYPLOM&quot;;IF([.K17]&lt;=5;&quot;KSIĄŻKA&quot;;IF([.K17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5">
            <text:p>15</text:p>
          </table:table-cell>
          <table:table-cell table:style-name="ce28" office:value-type="string">
            <text:p>Wieczorek</text:p>
          </table:table-cell>
          <table:table-cell table:number-columns-repeated="4" table:style-name="ce33" office:value-type="float" office:value="5">
            <text:p>5</text:p>
          </table:table-cell>
          <table:table-cell table:style-name="ce33" office:value-type="float" office:value="4">
            <text:p>4</text:p>
          </table:table-cell>
          <table:table-cell table:number-columns-repeated="3" table:style-name="ce33" office:value-type="float" office:value="5">
            <text:p>5</text:p>
          </table:table-cell>
          <table:table-cell table:style-name="ce37" table:formula="of:=AVERAGEA([.C18:.J18])" office:value-type="float" office:value="4.875">
            <text:p>4,88</text:p>
          </table:table-cell>
          <table:table-cell table:style-name="ce33" table:formula="of:=IF([.K18]&gt;=4.75;&quot;TAK&quot;;&quot;NIE&quot;)" office:value-type="string" office:string-value="TAK">
            <text:p>TAK</text:p>
          </table:table-cell>
          <table:table-cell table:style-name="ce22" table:formula="of:=IF([.K18]&lt;4.75;&quot;-&quot;;IF([.K18]&lt;=4.85;&quot;DYPLOM&quot;;IF([.K18]&lt;=5;&quot;KSIĄŻKA&quot;;IF([.K18]&gt;5;&quot;PIÓRO&quot;;&quot;-&quot;))))" office:value-type="string" office:string-value="KSIĄŻKA">
            <text:p>KSIĄŻKA</text:p>
          </table:table-cell>
          <table:table-cell table:number-columns-repeated="1011"/>
        </table:table-row>
        <table:table-row table:style-name="ro5">
          <table:table-cell table:style-name="ce22" office:value-type="float" office:value="16">
            <text:p>16</text:p>
          </table:table-cell>
          <table:table-cell table:style-name="ce28" office:value-type="string">
            <text:p>Kotlarska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">
            <text:p>2</text:p>
          </table:table-cell>
          <table:table-cell table:number-columns-repeated="3" table:style-name="ce33" office:value-type="float" office:value="3">
            <text:p>3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2">
            <text:p>2</text:p>
          </table:table-cell>
          <table:table-cell table:style-name="ce37" table:formula="of:=AVERAGEA([.C19:.J19])" office:value-type="float" office:value="3.125">
            <text:p>3,13</text:p>
          </table:table-cell>
          <table:table-cell table:style-name="ce33" table:formula="of:=IF([.K19]&gt;=4.75;&quot;TAK&quot;;&quot;NIE&quot;)" office:value-type="string" office:string-value="NIE">
            <text:p>NIE</text:p>
          </table:table-cell>
          <table:table-cell table:style-name="ce22" table:formula="of:=IF([.K19]&lt;4.75;&quot;-&quot;;IF([.K19]&lt;=4.85;&quot;DYPLOM&quot;;IF([.K19]&lt;=5;&quot;KSIĄŻKA&quot;;IF([.K19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7">
            <text:p>17</text:p>
          </table:table-cell>
          <table:table-cell table:style-name="ce28" office:value-type="string">
            <text:p>Piechota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3" table:style-name="ce33" office:value-type="float" office:value="2">
            <text:p>2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7" table:formula="of:=AVERAGEA([.C20:.J20])" office:value-type="float" office:value="2.875">
            <text:p>2,88</text:p>
          </table:table-cell>
          <table:table-cell table:style-name="ce33" table:formula="of:=IF([.K20]&gt;=4.75;&quot;TAK&quot;;&quot;NIE&quot;)" office:value-type="string" office:string-value="NIE">
            <text:p>NIE</text:p>
          </table:table-cell>
          <table:table-cell table:style-name="ce22" table:formula="of:=IF([.K20]&lt;4.75;&quot;-&quot;;IF([.K20]&lt;=4.85;&quot;DYPLOM&quot;;IF([.K20]&lt;=5;&quot;KSIĄŻKA&quot;;IF([.K20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8">
            <text:p>18</text:p>
          </table:table-cell>
          <table:table-cell table:style-name="ce28" office:value-type="string">
            <text:p>Leszczyński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7" table:formula="of:=AVERAGEA([.C21:.J21])" office:value-type="float" office:value="3.5">
            <text:p>3,50</text:p>
          </table:table-cell>
          <table:table-cell table:style-name="ce33" table:formula="of:=IF([.K21]&gt;=4.75;&quot;TAK&quot;;&quot;NIE&quot;)" office:value-type="string" office:string-value="NIE">
            <text:p>NIE</text:p>
          </table:table-cell>
          <table:table-cell table:style-name="ce22" table:formula="of:=IF([.K21]&lt;4.75;&quot;-&quot;;IF([.K21]&lt;=4.85;&quot;DYPLOM&quot;;IF([.K21]&lt;=5;&quot;KSIĄŻKA&quot;;IF([.K21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19">
            <text:p>19</text:p>
          </table:table-cell>
          <table:table-cell table:style-name="ce28" office:value-type="string">
            <text:p>Sołtys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4">
            <text:p>4</text:p>
          </table:table-cell>
          <table:table-cell table:number-columns-repeated="3" table:style-name="ce33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7" table:formula="of:=AVERAGEA([.C22:.J22])" office:value-type="float" office:value="3.75">
            <text:p>3,75</text:p>
          </table:table-cell>
          <table:table-cell table:style-name="ce33" table:formula="of:=IF([.K22]&gt;=4.75;&quot;TAK&quot;;&quot;NIE&quot;)" office:value-type="string" office:string-value="NIE">
            <text:p>NIE</text:p>
          </table:table-cell>
          <table:table-cell table:style-name="ce22" table:formula="of:=IF([.K22]&lt;4.75;&quot;-&quot;;IF([.K22]&lt;=4.85;&quot;DYPLOM&quot;;IF([.K22]&lt;=5;&quot;KSIĄŻKA&quot;;IF([.K22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5">
          <table:table-cell table:style-name="ce22" office:value-type="float" office:value="20">
            <text:p>20</text:p>
          </table:table-cell>
          <table:table-cell table:style-name="ce28" office:value-type="string">
            <text:p>Kogut</text:p>
          </table:table-cell>
          <table:table-cell table:style-name="ce33" office:value-type="float" office:value="4">
            <text:p>4</text:p>
          </table:table-cell>
          <table:table-cell table:number-columns-repeated="5" table:style-name="ce33" office:value-type="float" office:value="5">
            <text:p>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7" table:formula="of:=AVERAGEA([.C23:.J23])" office:value-type="float" office:value="4.75">
            <text:p>4,75</text:p>
          </table:table-cell>
          <table:table-cell table:style-name="ce33" table:formula="of:=IF([.K23]&gt;=4.75;&quot;TAK&quot;;&quot;NIE&quot;)" office:value-type="string" office:string-value="TAK">
            <text:p>TAK</text:p>
          </table:table-cell>
          <table:table-cell table:style-name="ce22" table:formula="of:=IF([.K23]&lt;4.75;&quot;-&quot;;IF([.K23]&lt;=4.85;&quot;DYPLOM&quot;;IF([.K23]&lt;=5;&quot;KSIĄŻKA&quot;;IF([.K23]&gt;5;&quot;PIÓRO&quot;;&quot;-&quot;))))" office:value-type="string" office:string-value="DYPLOM">
            <text:p>DYPLOM</text:p>
          </table:table-cell>
          <table:table-cell table:number-columns-repeated="1011"/>
        </table:table-row>
        <table:table-row table:style-name="ro5">
          <table:table-cell table:style-name="ce22" office:value-type="float" office:value="21">
            <text:p>21</text:p>
          </table:table-cell>
          <table:table-cell table:style-name="ce28" office:value-type="string">
            <text:p>Kaczka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number-columns-repeated="2"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7" table:formula="of:=AVERAGEA([.C24:.J24])" office:value-type="float" office:value="3.375">
            <text:p>3,38</text:p>
          </table:table-cell>
          <table:table-cell table:style-name="ce33" table:formula="of:=IF([.K24]&gt;=4.75;&quot;TAK&quot;;&quot;NIE&quot;)" office:value-type="string" office:string-value="NIE">
            <text:p>NIE</text:p>
          </table:table-cell>
          <table:table-cell table:style-name="ce22" table:formula="of:=IF([.K24]&lt;4.75;&quot;-&quot;;IF([.K24]&lt;=4.85;&quot;DYPLOM&quot;;IF([.K24]&lt;=5;&quot;KSIĄŻKA&quot;;IF([.K24]&gt;5;&quot;PIÓRO&quot;;&quot;-&quot;))))" office:value-type="string" office:string-value="-">
            <text:p>-</text:p>
          </table:table-cell>
          <table:table-cell table:number-columns-repeated="1011"/>
        </table:table-row>
        <table:table-row table:style-name="ro3">
          <table:table-cell table:style-name="ce23"/>
          <table:table-cell table:style-name="ce29" office:value-type="string">
            <text:p>Średnia z przedm</text:p>
          </table:table-cell>
          <table:table-cell table:style-name="ce34" table:formula="of:=AVERAGEA([.C4:.C24])" office:value-type="float" office:value="3.95238095238095">
            <text:p>3,95</text:p>
          </table:table-cell>
          <table:table-cell table:style-name="ce34" table:formula="of:=AVERAGEA([.D4:.D24])" office:value-type="float" office:value="3.61904761904762">
            <text:p>3,62</text:p>
          </table:table-cell>
          <table:table-cell table:style-name="ce34" table:formula="of:=AVERAGEA([.E4:.E24])" office:value-type="float" office:value="3.47619047619048">
            <text:p>3,48</text:p>
          </table:table-cell>
          <table:table-cell table:style-name="ce34" table:formula="of:=AVERAGEA([.F4:.F24])" office:value-type="float" office:value="3.76190476190476">
            <text:p>3,76</text:p>
          </table:table-cell>
          <table:table-cell table:style-name="ce34" table:formula="of:=AVERAGEA([.G4:.G24])" office:value-type="float" office:value="3.61904761904762">
            <text:p>3,62</text:p>
          </table:table-cell>
          <table:table-cell table:style-name="ce34" table:formula="of:=AVERAGEA([.H4:.H24])" office:value-type="float" office:value="3.76190476190476">
            <text:p>3,76</text:p>
          </table:table-cell>
          <table:table-cell table:style-name="ce34" table:formula="of:=AVERAGEA([.I4:.I24])" office:value-type="float" office:value="3.47619047619048">
            <text:p>3,48</text:p>
          </table:table-cell>
          <table:table-cell table:style-name="ce34" table:formula="of:=AVERAGEA([.J4:.J24])" office:value-type="float" office:value="3.71428571428571">
            <text:p>3,71</text:p>
          </table:table-cell>
          <table:table-cell table:style-name="ce34" table:formula="of:=AVERAGEA([.K4:.K24])" office:value-type="float" office:value="3.67261904761905">
            <text:p>3,67</text:p>
          </table:table-cell>
          <table:table-cell table:style-name="ce38" table:number-columns-repeated="2"/>
          <table:table-cell table:number-columns-repeated="1011"/>
        </table:table-row>
        <table:table-row table:style-name="ro4">
          <table:table-cell table:style-name="ce24"/>
          <table:table-cell table:style-name="ce30" office:value-type="string">
            <text:p>Śr. klasy</text:p>
          </table:table-cell>
          <table:table-cell table:style-name="ce35" table:formula="of:=AVERAGEA([.C25:.J25])" office:value-type="float" office:value="3.67261904761905">
            <text:p>3,67</text:p>
          </table:table-cell>
          <table:table-cell table:style-name="ce36" table:number-columns-repeated="6"/>
          <table:table-cell table:style-name="ce30" office:value-type="string">
            <text:p>Ile</text:p>
          </table:table-cell>
          <table:table-cell table:style-name="ce35" table:formula="of:=COUNTIF([.L4:.L24];&quot;tak&quot;)" office:value-type="float" office:value="4">
            <text:p>4,00</text:p>
          </table:table-cell>
          <table:table-cell table:style-name="ce39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40" office:value-type="string">
            <text:p><text:span text:style-name="T3">BMI=masa ciała [kg]/(wzrost [m])</text:span><text:span text:style-name="T4">2</text:span></text:p>
          </table:table-cell>
          <table:table-cell table:style-name="ce47"/>
          <table:table-cell table:style-name="ce53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8"/>
          <table:table-cell table:style-name="ce54"/>
          <table:table-cell table:number-columns-repeated="1020"/>
        </table:table-row>
        <table:table-row table:style-name="ro1">
          <table:table-cell/>
          <table:table-cell table:style-name="ce41" office:value-type="string">
            <text:p>&lt;18,5</text:p>
          </table:table-cell>
          <table:table-cell table:style-name="ce48" office:value-type="string">
            <text:p>niedowaga</text:p>
          </table:table-cell>
          <table:table-cell table:style-name="ce54"/>
          <table:table-cell table:number-columns-repeated="1020"/>
        </table:table-row>
        <table:table-row table:style-name="ro1">
          <table:table-cell/>
          <table:table-cell table:style-name="ce41" office:value-type="string">
            <text:p>18,5-24,9</text:p>
          </table:table-cell>
          <table:table-cell table:style-name="ce48" office:value-type="string">
            <text:p>norma</text:p>
          </table:table-cell>
          <table:table-cell table:style-name="ce54"/>
          <table:table-cell table:number-columns-repeated="1020"/>
        </table:table-row>
        <table:table-row table:style-name="ro1">
          <table:table-cell/>
          <table:table-cell table:style-name="ce41" office:value-type="string">
            <text:p>&gt;=25</text:p>
          </table:table-cell>
          <table:table-cell table:style-name="ce48" office:value-type="string">
            <text:p>nadwaga</text:p>
          </table:table-cell>
          <table:table-cell table:style-name="ce54"/>
          <table:table-cell table:number-columns-repeated="1020"/>
        </table:table-row>
        <table:table-row table:style-name="ro1">
          <table:table-cell/>
          <table:table-cell table:style-name="ce42" office:value-type="string">
            <text:p>&gt;=30</text:p>
          </table:table-cell>
          <table:table-cell table:style-name="ce49" office:value-type="string">
            <text:p>otyłość</text:p>
          </table:table-cell>
          <table:table-cell table:style-name="ce5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" office:value-type="string">
            <text:p>masa</text:p>
          </table:table-cell>
          <table:table-cell table:style-name="ce50" office:value-type="string">
            <text:p>wzrost</text:p>
          </table:table-cell>
          <table:table-cell table:style-name="ce50" office:value-type="string">
            <text:p>BMI</text:p>
          </table:table-cell>
          <table:table-cell table:style-name="ce57" office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float" office:value="65">
            <text:p>65</text:p>
          </table:table-cell>
          <table:table-cell table:style-name="ce51" office:value-type="float" office:value="1.65">
            <text:p>1,65</text:p>
          </table:table-cell>
          <table:table-cell table:style-name="ce56" table:formula="of:=([.B10]/([.C10])^2)" office:value-type="float" office:value="23.8751147842057">
            <text:p>23,9</text:p>
          </table:table-cell>
          <table:table-cell table:style-name="ce58" table:formula="of:=IF([.D10]&lt;18.5;&quot;niedowaga&quot;;IF([.D10]&lt;25;&quot;norma&quot;;IF([.D10]&lt;30;&quot;nadwaga&quot;;&quot;otyłość&quot;)))" office:value-type="string" office:string-value="norma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float" office:value="96">
            <text:p>96</text:p>
          </table:table-cell>
          <table:table-cell table:style-name="ce51" office:value-type="float" office:value="1.91">
            <text:p>1,91</text:p>
          </table:table-cell>
          <table:table-cell table:style-name="ce56" table:formula="of:=([.B11]/([.C11])^2)" office:value-type="float" office:value="26.3150681176503">
            <text:p>26,3</text:p>
          </table:table-cell>
          <table:table-cell table:style-name="ce58" table:formula="of:=IF([.D11]&lt;18.5;&quot;niedowaga&quot;;IF([.D11]&lt;25;&quot;norma&quot;;IF([.D11]&lt;30;&quot;nadwaga&quot;;&quot;otyłość&quot;)))" office:value-type="string" office:string-value="nadwaga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float" office:value="88">
            <text:p>88</text:p>
          </table:table-cell>
          <table:table-cell table:style-name="ce51" office:value-type="float" office:value="1.7">
            <text:p>1,7</text:p>
          </table:table-cell>
          <table:table-cell table:style-name="ce56" table:formula="of:=([.B12]/([.C12])^2)" office:value-type="float" office:value="30.4498269896194">
            <text:p>30,4</text:p>
          </table:table-cell>
          <table:table-cell table:style-name="ce58" table:formula="of:=IF([.D12]&lt;18.5;&quot;niedowaga&quot;;IF([.D12]&lt;25;&quot;norma&quot;;IF([.D12]&lt;30;&quot;nadwaga&quot;;&quot;otyłość&quot;)))" office:value-type="string" office:string-value="otyłość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5" office:value-type="float" office:value="59">
            <text:p>59</text:p>
          </table:table-cell>
          <table:table-cell table:style-name="ce52" office:value-type="float" office:value="1.8">
            <text:p>1,8</text:p>
          </table:table-cell>
          <table:table-cell table:style-name="ce56" table:formula="of:=([.B13]/([.C13])^2)" office:value-type="float" office:value="18.2098765432099">
            <text:p>18,2</text:p>
          </table:table-cell>
          <table:table-cell table:style-name="ce58" table:formula="of:=IF([.D13]&lt;18.5;&quot;niedowaga&quot;;IF([.D13]&lt;25;&quot;norma&quot;;IF([.D13]&lt;30;&quot;nadwaga&quot;;&quot;otyłość&quot;)))" office:value-type="string" office:string-value="niedowaga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46" office:value-type="float" office:value="72">
            <text:p>72</text:p>
          </table:table-cell>
          <table:table-cell table:style-name="ce46" office:value-type="float" office:value="1.83">
            <text:p>1,83</text:p>
          </table:table-cell>
          <table:table-cell table:style-name="ce56" table:formula="of:=([.B14]/([.C14])^2)" office:value-type="float" office:value="21.4995968825585">
            <text:p>21,5</text:p>
          </table:table-cell>
          <table:table-cell table:style-name="ce58" table:formula="of:=IF([.D14]&lt;18.5;&quot;niedowaga&quot;;IF([.D14]&lt;25;&quot;norma&quot;;IF([.D14]&lt;30;&quot;nadwaga&quot;;&quot;otyłość&quot;)))" office:value-type="string" office:string-value="norma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62" office:value-type="string">
            <text:p>Dom wypoczynkowy "Na Górce"</text:p>
          </table:table-cell>
          <table:table-cell table:style-name="ce6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9" office:value-type="string">
            <text:p>Lp.</text:p>
          </table:table-cell>
          <table:table-cell table:style-name="ce59" office:value-type="string">
            <text:p>Nazwisko</text:p>
          </table:table-cell>
          <table:table-cell table:style-name="ce69" office:value-type="string">
            <text:p>Data przyjazdu</text:p>
          </table:table-cell>
          <table:table-cell table:style-name="ce69" office:value-type="string">
            <text:p>Data wyjazdu</text:p>
          </table:table-cell>
          <table:table-cell table:style-name="ce69" office:value-type="string">
            <text:p>Ile osób</text:p>
          </table:table-cell>
          <table:table-cell table:style-name="ce69" office:value-type="string">
            <text:p>Posiłki</text:p>
          </table:table-cell>
          <table:table-cell table:style-name="ce69" office:value-type="string">
            <text:p>Długość pobytu</text:p>
          </table:table-cell>
          <table:table-cell table:style-name="ce69" office:value-type="string">
            <text:p>Opłata za posiłki</text:p>
          </table:table-cell>
          <table:table-cell table:style-name="ce69" office:value-type="string">
            <text:p>Opłata za noclegi</text:p>
          </table:table-cell>
          <table:table-cell table:style-name="ce69" office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60" office:value-type="float" office:value="1">
            <text:p>1</text:p>
          </table:table-cell>
          <table:table-cell table:style-name="ce63" office:value-type="string">
            <text:p>Kącki</text:p>
          </table:table-cell>
          <table:table-cell table:style-name="ce70" office:value-type="date" office:date-value="1996-06-02">
            <text:p>96-06-02 00:00</text:p>
          </table:table-cell>
          <table:table-cell table:style-name="ce70" office:value-type="date" office:date-value="1996-06-12">
            <text:p>96-06-12 00:00</text:p>
          </table:table-cell>
          <table:table-cell table:style-name="ce77" office:value-type="float" office:value="3">
            <text:p>3</text:p>
          </table:table-cell>
          <table:table-cell table:style-name="ce77" office:value-type="string">
            <text:p>tak</text:p>
          </table:table-cell>
          <table:table-cell table:style-name="ce81" table:formula="of:=[.D4]-[.C4]" office:value-type="float" office:value="10">
            <text:p>10</text:p>
          </table:table-cell>
          <table:table-cell table:style-name="ce85" table:formula="of:=IF([.F4] = &quot;tak&quot;;PRODUCT([.E4];[.G4];[.$G$20]);0)" office:value-type="float" office:value="1710">
            <text:p>1 710,00 zł</text:p>
          </table:table-cell>
          <table:table-cell table:style-name="ce85" table:formula="of:=([.E4]*[.G4])*[.$G$21]" office:value-type="float" office:value="2400">
            <text:p>2 400,00 zł</text:p>
          </table:table-cell>
          <table:table-cell table:style-name="ce82" table:formula="of:=([.H4]+[.I4])" office:value-type="float" office:value="4110">
            <text:p>4 110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2">
            <text:p>2</text:p>
          </table:table-cell>
          <table:table-cell table:style-name="ce64" office:value-type="string">
            <text:p>Siewierski</text:p>
          </table:table-cell>
          <table:table-cell table:style-name="ce71" office:value-type="date" office:date-value="1996-06-01">
            <text:p>96-06-01 00:00</text:p>
          </table:table-cell>
          <table:table-cell table:style-name="ce71" office:value-type="date" office:date-value="1996-06-09">
            <text:p>96-06-09 00:00</text:p>
          </table:table-cell>
          <table:table-cell table:style-name="ce78" office:value-type="float" office:value="2">
            <text:p>2</text:p>
          </table:table-cell>
          <table:table-cell table:style-name="ce78" office:value-type="string">
            <text:p>nie</text:p>
          </table:table-cell>
          <table:table-cell table:style-name="ce81" table:formula="of:=[.D5]-[.C5]" office:value-type="float" office:value="8">
            <text:p>8</text:p>
          </table:table-cell>
          <table:table-cell table:style-name="ce85" table:formula="of:=IF([.F5] = &quot;tak&quot;;PRODUCT([.E5];[.G5];[.$G$20]);0)" office:value-type="float" office:value="0">
            <text:p>0,00 zł</text:p>
          </table:table-cell>
          <table:table-cell table:style-name="ce85" table:formula="of:=([.E5]*[.G5])*[.$G$21]" office:value-type="float" office:value="1280">
            <text:p>1 280,00 zł</text:p>
          </table:table-cell>
          <table:table-cell table:style-name="ce82" table:formula="of:=([.H5]+[.I5])" office:value-type="float" office:value="1280">
            <text:p>1 280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3">
            <text:p>3</text:p>
          </table:table-cell>
          <table:table-cell table:style-name="ce64" office:value-type="string">
            <text:p>Lucek</text:p>
          </table:table-cell>
          <table:table-cell table:style-name="ce71" office:value-type="date" office:date-value="1996-06-11">
            <text:p>96-06-11 00:00</text:p>
          </table:table-cell>
          <table:table-cell table:style-name="ce71" office:value-type="date" office:date-value="1996-06-24">
            <text:p>96-06-24 00:00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nie</text:p>
          </table:table-cell>
          <table:table-cell table:style-name="ce81" table:formula="of:=[.D6]-[.C6]" office:value-type="float" office:value="13">
            <text:p>13</text:p>
          </table:table-cell>
          <table:table-cell table:style-name="ce85" table:formula="of:=IF([.F6] = &quot;tak&quot;;PRODUCT([.E6];[.G6];[.$G$20]);0)" office:value-type="float" office:value="0">
            <text:p>0,00 zł</text:p>
          </table:table-cell>
          <table:table-cell table:style-name="ce85" table:formula="of:=([.E6]*[.G6])*[.$G$21]" office:value-type="float" office:value="1040">
            <text:p>1 040,00 zł</text:p>
          </table:table-cell>
          <table:table-cell table:style-name="ce82" table:formula="of:=([.H6]+[.I6])" office:value-type="float" office:value="1040">
            <text:p>1 040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4">
            <text:p>4</text:p>
          </table:table-cell>
          <table:table-cell table:style-name="ce64" office:value-type="string">
            <text:p>Ambroziak</text:p>
          </table:table-cell>
          <table:table-cell table:style-name="ce71" office:value-type="date" office:date-value="1996-06-10">
            <text:p>96-06-10 00:00</text:p>
          </table:table-cell>
          <table:table-cell table:style-name="ce71" office:value-type="date" office:date-value="1996-06-20">
            <text:p>96-06-20 00:00</text:p>
          </table:table-cell>
          <table:table-cell table:style-name="ce78" office:value-type="float" office:value="4">
            <text:p>4</text:p>
          </table:table-cell>
          <table:table-cell table:style-name="ce78" office:value-type="string">
            <text:p>tak</text:p>
          </table:table-cell>
          <table:table-cell table:style-name="ce81" table:formula="of:=[.D7]-[.C7]" office:value-type="float" office:value="10">
            <text:p>10</text:p>
          </table:table-cell>
          <table:table-cell table:style-name="ce85" table:formula="of:=IF([.F7] = &quot;tak&quot;;PRODUCT([.E7];[.G7];[.$G$20]);0)" office:value-type="float" office:value="2280">
            <text:p>2 280,00 zł</text:p>
          </table:table-cell>
          <table:table-cell table:style-name="ce85" table:formula="of:=([.E7]*[.G7])*[.$G$21]" office:value-type="float" office:value="3200">
            <text:p>3 200,00 zł</text:p>
          </table:table-cell>
          <table:table-cell table:style-name="ce82" table:formula="of:=([.H7]+[.I7])" office:value-type="float" office:value="5480">
            <text:p>5 480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5">
            <text:p>5</text:p>
          </table:table-cell>
          <table:table-cell table:style-name="ce64" office:value-type="string">
            <text:p>Kukliński</text:p>
          </table:table-cell>
          <table:table-cell table:style-name="ce71" office:value-type="date" office:date-value="1996-06-23">
            <text:p>96-06-23 00:00</text:p>
          </table:table-cell>
          <table:table-cell table:style-name="ce71" office:value-type="date" office:date-value="1996-07-06">
            <text:p>96-07-06 00:00</text:p>
          </table:table-cell>
          <table:table-cell table:style-name="ce78" office:value-type="float" office:value="2">
            <text:p>2</text:p>
          </table:table-cell>
          <table:table-cell table:style-name="ce78" office:value-type="string">
            <text:p>nie</text:p>
          </table:table-cell>
          <table:table-cell table:style-name="ce81" table:formula="of:=[.D8]-[.C8]" office:value-type="float" office:value="13">
            <text:p>13</text:p>
          </table:table-cell>
          <table:table-cell table:style-name="ce85" table:formula="of:=IF([.F8] = &quot;tak&quot;;PRODUCT([.E8];[.G8];[.$G$20]);0)" office:value-type="float" office:value="0">
            <text:p>0,00 zł</text:p>
          </table:table-cell>
          <table:table-cell table:style-name="ce85" table:formula="of:=([.E8]*[.G8])*[.$G$21]" office:value-type="float" office:value="2080">
            <text:p>2 080,00 zł</text:p>
          </table:table-cell>
          <table:table-cell table:style-name="ce82" table:formula="of:=([.H8]+[.I8])" office:value-type="float" office:value="2080">
            <text:p>2 080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6">
            <text:p>6</text:p>
          </table:table-cell>
          <table:table-cell table:style-name="ce64" office:value-type="string">
            <text:p>Matejko</text:p>
          </table:table-cell>
          <table:table-cell table:style-name="ce71" office:value-type="date" office:date-value="1996-06-01">
            <text:p>96-06-01 00:00</text:p>
          </table:table-cell>
          <table:table-cell table:style-name="ce71" office:value-type="date" office:date-value="1996-07-11">
            <text:p>96-07-11 00:00</text:p>
          </table:table-cell>
          <table:table-cell table:style-name="ce78" office:value-type="float" office:value="2">
            <text:p>2</text:p>
          </table:table-cell>
          <table:table-cell table:style-name="ce78" office:value-type="string">
            <text:p>tak</text:p>
          </table:table-cell>
          <table:table-cell table:style-name="ce81" table:formula="of:=[.D9]-[.C9]" office:value-type="float" office:value="40">
            <text:p>40</text:p>
          </table:table-cell>
          <table:table-cell table:style-name="ce85" table:formula="of:=IF([.F9] = &quot;tak&quot;;PRODUCT([.E9];[.G9];[.$G$20]);0)" office:value-type="float" office:value="4560">
            <text:p>4 560,00 zł</text:p>
          </table:table-cell>
          <table:table-cell table:style-name="ce85" table:formula="of:=([.E9]*[.G9])*[.$G$21]" office:value-type="float" office:value="6400">
            <text:p>6 400,00 zł</text:p>
          </table:table-cell>
          <table:table-cell table:style-name="ce82" table:formula="of:=([.H9]+[.I9])" office:value-type="float" office:value="10960">
            <text:p>10 960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7">
            <text:p>7</text:p>
          </table:table-cell>
          <table:table-cell table:style-name="ce64" office:value-type="string">
            <text:p>Mucha</text:p>
          </table:table-cell>
          <table:table-cell table:style-name="ce71" office:value-type="date" office:date-value="1996-06-22">
            <text:p>96-06-22 00:00</text:p>
          </table:table-cell>
          <table:table-cell table:style-name="ce71" office:value-type="date" office:date-value="1996-07-16">
            <text:p>96-07-16 00:00</text:p>
          </table:table-cell>
          <table:table-cell table:style-name="ce78" office:value-type="float" office:value="3">
            <text:p>3</text:p>
          </table:table-cell>
          <table:table-cell table:style-name="ce78" office:value-type="string">
            <text:p>tak</text:p>
          </table:table-cell>
          <table:table-cell table:style-name="ce81" table:formula="of:=[.D10]-[.C10]" office:value-type="float" office:value="24">
            <text:p>24</text:p>
          </table:table-cell>
          <table:table-cell table:style-name="ce85" table:formula="of:=IF([.F10] = &quot;tak&quot;;PRODUCT([.E10];[.G10];[.$G$20]);0)" office:value-type="float" office:value="4104">
            <text:p>4 104,00 zł</text:p>
          </table:table-cell>
          <table:table-cell table:style-name="ce85" table:formula="of:=([.E10]*[.G10])*[.$G$21]" office:value-type="float" office:value="5760">
            <text:p>5 760,00 zł</text:p>
          </table:table-cell>
          <table:table-cell table:style-name="ce82" table:formula="of:=([.H10]+[.I10])" office:value-type="float" office:value="9864">
            <text:p>9 864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8">
            <text:p>8</text:p>
          </table:table-cell>
          <table:table-cell table:style-name="ce64" office:value-type="string">
            <text:p>Janosik</text:p>
          </table:table-cell>
          <table:table-cell table:style-name="ce71" office:value-type="date" office:date-value="1996-06-22">
            <text:p>96-06-22 00:00</text:p>
          </table:table-cell>
          <table:table-cell table:style-name="ce71" office:value-type="date" office:date-value="1996-06-30">
            <text:p>96-06-30 00:00</text:p>
          </table:table-cell>
          <table:table-cell table:style-name="ce78" office:value-type="float" office:value="4">
            <text:p>4</text:p>
          </table:table-cell>
          <table:table-cell table:style-name="ce78" office:value-type="string">
            <text:p>tak</text:p>
          </table:table-cell>
          <table:table-cell table:style-name="ce81" table:formula="of:=[.D11]-[.C11]" office:value-type="float" office:value="8">
            <text:p>8</text:p>
          </table:table-cell>
          <table:table-cell table:style-name="ce85" table:formula="of:=IF([.F11] = &quot;tak&quot;;PRODUCT([.E11];[.G11];[.$G$20]);0)" office:value-type="float" office:value="1824">
            <text:p>1 824,00 zł</text:p>
          </table:table-cell>
          <table:table-cell table:style-name="ce85" table:formula="of:=([.E11]*[.G11])*[.$G$21]" office:value-type="float" office:value="2560">
            <text:p>2 560,00 zł</text:p>
          </table:table-cell>
          <table:table-cell table:style-name="ce82" table:formula="of:=([.H11]+[.I11])" office:value-type="float" office:value="4384">
            <text:p>4 384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9">
            <text:p>9</text:p>
          </table:table-cell>
          <table:table-cell table:style-name="ce64" office:value-type="string">
            <text:p>Kuchtow</text:p>
          </table:table-cell>
          <table:table-cell table:style-name="ce71" office:value-type="date" office:date-value="1996-07-16">
            <text:p>96-07-16 00:00</text:p>
          </table:table-cell>
          <table:table-cell table:style-name="ce71" office:value-type="date" office:date-value="1996-07-29">
            <text:p>96-07-29 00:00</text:p>
          </table:table-cell>
          <table:table-cell table:style-name="ce78" office:value-type="float" office:value="3">
            <text:p>3</text:p>
          </table:table-cell>
          <table:table-cell table:style-name="ce78" office:value-type="string">
            <text:p>tak</text:p>
          </table:table-cell>
          <table:table-cell table:style-name="ce81" table:formula="of:=[.D12]-[.C12]" office:value-type="float" office:value="13">
            <text:p>13</text:p>
          </table:table-cell>
          <table:table-cell table:style-name="ce85" table:formula="of:=IF([.F12] = &quot;tak&quot;;PRODUCT([.E12];[.G12];[.$G$20]);0)" office:value-type="float" office:value="2223">
            <text:p>2 223,00 zł</text:p>
          </table:table-cell>
          <table:table-cell table:style-name="ce85" table:formula="of:=([.E12]*[.G12])*[.$G$21]" office:value-type="float" office:value="3120">
            <text:p>3 120,00 zł</text:p>
          </table:table-cell>
          <table:table-cell table:style-name="ce82" table:formula="of:=([.H12]+[.I12])" office:value-type="float" office:value="5343">
            <text:p>5 343,00 zł</text:p>
          </table:table-cell>
          <table:table-cell table:number-columns-repeated="1014"/>
        </table:table-row>
        <table:table-row table:style-name="ro1">
          <table:table-cell table:style-name="ce61" office:value-type="float" office:value="10">
            <text:p>10</text:p>
          </table:table-cell>
          <table:table-cell table:style-name="ce65" office:value-type="string">
            <text:p>Kinga</text:p>
          </table:table-cell>
          <table:table-cell table:style-name="ce72" office:value-type="date" office:date-value="2003-02-09">
            <text:p>03-02-09 00:00</text:p>
          </table:table-cell>
          <table:table-cell table:style-name="ce76" table:formula="of:=[.C13]+28" office:value-type="float" office:value="37689">
            <text:p/>
          </table:table-cell>
          <table:table-cell table:style-name="ce79" office:value-type="float" office:value="2">
            <text:p>2</text:p>
          </table:table-cell>
          <table:table-cell table:style-name="ce79" office:value-type="string">
            <text:p>nie</text:p>
          </table:table-cell>
          <table:table-cell table:style-name="ce81" table:formula="of:=[.D13]-[.C13]" office:value-type="float" office:value="28">
            <text:p>28</text:p>
          </table:table-cell>
          <table:table-cell table:style-name="ce85" table:formula="of:=IF([.F13] = &quot;tak&quot;;PRODUCT([.E13];[.G13];[.$G$20]);0)" office:value-type="float" office:value="0">
            <text:p>0,00 zł</text:p>
          </table:table-cell>
          <table:table-cell table:style-name="ce85" table:formula="of:=([.E13]*[.G13])*[.$G$21]" office:value-type="float" office:value="4480">
            <text:p>4 480,00 zł</text:p>
          </table:table-cell>
          <table:table-cell table:style-name="ce82" table:formula="of:=([.H13]+[.I13])" office:value-type="float" office:value="4480">
            <text:p>4 480,00 zł</text:p>
          </table:table-cell>
          <table:table-cell table:number-columns-repeated="1014"/>
        </table:table-row>
        <table:table-row table:style-name="ro1">
          <table:table-cell table:style-name="ce59" office:value-type="string" table:number-columns-spanned="2" table:number-rows-spanned="1">
            <text:p>Średnio</text:p>
          </table:table-cell>
          <table:covered-table-cell table:style-name="ce59"/>
          <table:table-cell table:style-name="ce73" table:number-columns-repeated="2"/>
          <table:table-cell table:style-name="ce80" table:formula="of:=AVERAGE([.E4:.E13])" office:value-type="float" office:value="2.6">
            <text:p>3</text:p>
          </table:table-cell>
          <table:table-cell table:style-name="ce73"/>
          <table:table-cell table:style-name="ce80" table:formula="of:=AVERAGE([.G4:.G13])" office:value-type="float" office:value="16.7">
            <text:p>17</text:p>
          </table:table-cell>
          <table:table-cell table:style-name="ce86" table:formula="of:=AVERAGE([.H4:.H13])" office:value-type="float" office:value="1670.1">
            <text:p>1 670,10 zł</text:p>
          </table:table-cell>
          <table:table-cell table:style-name="ce86" table:formula="of:=AVERAGE([.I4:.I13])" office:value-type="float" office:value="3232">
            <text:p>3 232,00 zł</text:p>
          </table:table-cell>
          <table:table-cell table:style-name="ce86" table:formula="of:=AVERAGE([.J4:.J13])" office:value-type="float" office:value="4902.1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6" office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>
            <text:p>Cena zestawu posiłków dla 1 osoby na 1 dzień</text:p>
          </table:table-cell>
          <table:table-cell table:style-name="ce74" table:number-columns-repeated="4"/>
          <table:table-cell table:style-name="ce82" office:value-type="float" office:value="57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8" office:value-type="string">
            <text:p>Opłata za nocleg 1 osoby</text:p>
          </table:table-cell>
          <table:table-cell table:style-name="ce75" table:number-columns-repeated="4"/>
          <table:table-cell table:style-name="ce83" office:value-type="float" office:value="80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jdłuższe wczasy (liczba dni)</text:p>
          </table:table-cell>
          <table:table-cell table:number-columns-repeated="4"/>
          <table:table-cell table:style-name="ce84" table:formula="of:=MAX([.G4:.G13])" office:value-type="float" office:value="40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>
            <text:p>Stanowisko</text:p>
          </table:table-cell>
          <table:table-cell table:style-name="ce87" office:value-type="string">
            <text:p>Zasadnicza</text:p>
          </table:table-cell>
          <table:table-cell table:style-name="ce87" office:value-type="string">
            <text:p>Premia</text:p>
          </table:table-cell>
          <table:table-cell table:style-name="ce87" office:value-type="string">
            <text:p>Funkcyjny</text:p>
          </table:table-cell>
          <table:table-cell table:style-name="ce87" office:value-type="string">
            <text:p>Brutto</text:p>
          </table:table-cell>
          <table:table-cell table:style-name="ce87" office:value-type="string">
            <text:p>Podatek</text:p>
          </table:table-cell>
          <table:table-cell table:style-name="ce87" office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>
            <text:p>P</text:p>
          </table:table-cell>
          <table:table-cell table:style-name="ce90" office:value-type="float" office:value="345">
            <text:p>345,00 zł</text:p>
          </table:table-cell>
          <table:table-cell table:style-name="ce90" table:formula="of:=(0.15*[.B3])" office:value-type="float" office:value="51.75">
            <text:p>51,75 zł</text:p>
          </table:table-cell>
          <table:table-cell table:style-name="ce90" table:formula="of:=IF([.A3] = &quot;P&quot;;PRODUCT(0.1;[.B3]);IF([.A3] = &quot;M&quot;;PRODUCT(0.2;[.B3]);PRODUCT(0.3;[.B3])))" office:value-type="float" office:value="34.5">
            <text:p>34,50 zł</text:p>
          </table:table-cell>
          <table:table-cell table:style-name="ce90" table:formula="of:=([.B3]+[.C3]+[.D3])" office:value-type="float" office:value="431.25">
            <text:p>431,25 zł</text:p>
          </table:table-cell>
          <table:table-cell table:style-name="ce90" table:formula="of:=(0.21*[.E3])" office:value-type="float" office:value="90.5625">
            <text:p>90,56 zł</text:p>
          </table:table-cell>
          <table:table-cell table:style-name="ce90" table:formula="of:=([.E3]-[.F3])" office:value-type="float" office:value="340.6875">
            <text:p>340,69 zł</text:p>
          </table:table-cell>
          <table:table-cell table:number-columns-repeated="1017"/>
        </table:table-row>
        <table:table-row table:style-name="ro1">
          <table:table-cell table:style-name="ce89" office:value-type="string">
            <text:p>M</text:p>
          </table:table-cell>
          <table:table-cell table:style-name="ce91" office:value-type="float" office:value="380">
            <text:p>380,00 zł</text:p>
          </table:table-cell>
          <table:table-cell table:style-name="ce90" table:formula="of:=(0.15*[.B4])" office:value-type="float" office:value="57">
            <text:p>57,00 zł</text:p>
          </table:table-cell>
          <table:table-cell table:style-name="ce90" table:formula="of:=IF([.A4] = &quot;P&quot;;PRODUCT(0.1;[.B4]);IF([.A4] = &quot;M&quot;;PRODUCT(0.2;[.B4]);PRODUCT(0.3;[.B4])))" office:value-type="float" office:value="76">
            <text:p>76,00 zł</text:p>
          </table:table-cell>
          <table:table-cell table:style-name="ce90" table:formula="of:=([.B4]+[.C4]+[.D4])" office:value-type="float" office:value="513">
            <text:p>513,00 zł</text:p>
          </table:table-cell>
          <table:table-cell table:style-name="ce90" table:formula="of:=(0.21*[.E4])" office:value-type="float" office:value="107.73">
            <text:p>107,73 zł</text:p>
          </table:table-cell>
          <table:table-cell table:style-name="ce90" table:formula="of:=([.E4]-[.F4])" office:value-type="float" office:value="405.27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>
            <text:p>M</text:p>
          </table:table-cell>
          <table:table-cell table:style-name="ce91" office:value-type="float" office:value="380">
            <text:p>380,00 zł</text:p>
          </table:table-cell>
          <table:table-cell table:style-name="ce90" table:formula="of:=(0.15*[.B5])" office:value-type="float" office:value="57">
            <text:p>57,00 zł</text:p>
          </table:table-cell>
          <table:table-cell table:style-name="ce90" table:formula="of:=IF([.A5] = &quot;P&quot;;PRODUCT(0.1;[.B5]);IF([.A5] = &quot;M&quot;;PRODUCT(0.2;[.B5]);PRODUCT(0.3;[.B5])))" office:value-type="float" office:value="76">
            <text:p>76,00 zł</text:p>
          </table:table-cell>
          <table:table-cell table:style-name="ce90" table:formula="of:=([.B5]+[.C5]+[.D5])" office:value-type="float" office:value="513">
            <text:p>513,00 zł</text:p>
          </table:table-cell>
          <table:table-cell table:style-name="ce90" table:formula="of:=(0.21*[.E5])" office:value-type="float" office:value="107.73">
            <text:p>107,73 zł</text:p>
          </table:table-cell>
          <table:table-cell table:style-name="ce90" table:formula="of:=([.E5]-[.F5])" office:value-type="float" office:value="405.27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>
            <text:p>K</text:p>
          </table:table-cell>
          <table:table-cell table:style-name="ce91" office:value-type="float" office:value="410">
            <text:p>410,00 zł</text:p>
          </table:table-cell>
          <table:table-cell table:style-name="ce90" table:formula="of:=(0.15*[.B6])" office:value-type="float" office:value="61.5">
            <text:p>61,50 zł</text:p>
          </table:table-cell>
          <table:table-cell table:style-name="ce90" table:formula="of:=IF([.A6] = &quot;P&quot;;PRODUCT(0.1;[.B6]);IF([.A6] = &quot;M&quot;;PRODUCT(0.2;[.B6]);PRODUCT(0.3;[.B6])))" office:value-type="float" office:value="123">
            <text:p>123,00 zł</text:p>
          </table:table-cell>
          <table:table-cell table:style-name="ce90" table:formula="of:=([.B6]+[.C6]+[.D6])" office:value-type="float" office:value="594.5">
            <text:p>594,50 zł</text:p>
          </table:table-cell>
          <table:table-cell table:style-name="ce90" table:formula="of:=(0.21*[.E6])" office:value-type="float" office:value="124.845">
            <text:p>124,85 zł</text:p>
          </table:table-cell>
          <table:table-cell table:style-name="ce90" table:formula="of:=([.E6]-[.F6])" office:value-type="float" office:value="469.655">
            <text:p>469,66 zł</text:p>
          </table:table-cell>
          <table:table-cell table:number-columns-repeated="1017"/>
        </table:table-row>
        <table:table-row table:style-name="ro1">
          <table:table-cell table:style-name="ce89" office:value-type="string">
            <text:p>P</text:p>
          </table:table-cell>
          <table:table-cell table:style-name="ce91" office:value-type="float" office:value="350">
            <text:p>350,00 zł</text:p>
          </table:table-cell>
          <table:table-cell table:style-name="ce90" table:formula="of:=(0.15*[.B7])" office:value-type="float" office:value="52.5">
            <text:p>52,50 zł</text:p>
          </table:table-cell>
          <table:table-cell table:style-name="ce90" table:formula="of:=IF([.A7] = &quot;P&quot;;PRODUCT(0.1;[.B7]);IF([.A7] = &quot;M&quot;;PRODUCT(0.2;[.B7]);PRODUCT(0.3;[.B7])))" office:value-type="float" office:value="35">
            <text:p>35,00 zł</text:p>
          </table:table-cell>
          <table:table-cell table:style-name="ce90" table:formula="of:=([.B7]+[.C7]+[.D7])" office:value-type="float" office:value="437.5">
            <text:p>437,50 zł</text:p>
          </table:table-cell>
          <table:table-cell table:style-name="ce90" table:formula="of:=(0.21*[.E7])" office:value-type="float" office:value="91.875">
            <text:p>91,88 zł</text:p>
          </table:table-cell>
          <table:table-cell table:style-name="ce90" table:formula="of:=([.E7]-[.F7])" office:value-type="float" office:value="345.625">
            <text:p>345,63 zł</text:p>
          </table:table-cell>
          <table:table-cell table:number-columns-repeated="1017"/>
        </table:table-row>
        <table:table-row table:style-name="ro1">
          <table:table-cell table:style-name="ce89" office:value-type="string">
            <text:p>P</text:p>
          </table:table-cell>
          <table:table-cell table:style-name="ce91" office:value-type="float" office:value="350">
            <text:p>350,00 zł</text:p>
          </table:table-cell>
          <table:table-cell table:style-name="ce90" table:formula="of:=(0.15*[.B8])" office:value-type="float" office:value="52.5">
            <text:p>52,50 zł</text:p>
          </table:table-cell>
          <table:table-cell table:style-name="ce90" table:formula="of:=IF([.A8] = &quot;P&quot;;PRODUCT(0.1;[.B8]);IF([.A8] = &quot;M&quot;;PRODUCT(0.2;[.B8]);PRODUCT(0.3;[.B8])))" office:value-type="float" office:value="35">
            <text:p>35,00 zł</text:p>
          </table:table-cell>
          <table:table-cell table:style-name="ce90" table:formula="of:=([.B8]+[.C8]+[.D8])" office:value-type="float" office:value="437.5">
            <text:p>437,50 zł</text:p>
          </table:table-cell>
          <table:table-cell table:style-name="ce90" table:formula="of:=(0.21*[.E8])" office:value-type="float" office:value="91.875">
            <text:p>91,88 zł</text:p>
          </table:table-cell>
          <table:table-cell table:style-name="ce90" table:formula="of:=([.E8]-[.F8])" office:value-type="float" office:value="345.625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6" table:number-columns-repeated="1017" table:default-cell-style-name="Default"/>
        <table:table-row table:style-name="ro1">
          <table:table-cell table:style-name="ce92" office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3" office:value-type="string">
            <text:p>z=</text:p>
          </table:table-cell>
          <table:table-cell table:style-name="ce106" office:value-type="float" office:value="20000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4" office:value-type="string">
            <text:p>n=</text:p>
          </table:table-cell>
          <table:table-cell table:style-name="ce107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4" office:value-type="string">
            <text:p>r=</text:p>
          </table:table-cell>
          <table:table-cell table:style-name="ce107" office:value-type="float" office:value="1995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4" office:value-type="string">
            <text:p>p1=</text:p>
          </table:table-cell>
          <table:table-cell table:style-name="ce108" office:value-type="percentage" office:value="0.1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5" office:value-type="string">
            <text:p>p2=</text:p>
          </table:table-cell>
          <table:table-cell table:style-name="ce109" office:value-type="percentage" office:value="0.05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>
            <text:p>Kto</text:p>
          </table:table-cell>
          <table:table-cell table:style-name="ce96" office:value-type="string">
            <text:p>Co</text:p>
          </table:table-cell>
          <table:table-cell table:style-name="ce96" office:value-type="string">
            <text:p>Ile</text:p>
          </table:table-cell>
          <table:table-cell table:style-name="ce96" office:value-type="string">
            <text:p>Nieob</text:p>
          </table:table-cell>
          <table:table-cell table:style-name="ce96" office:value-type="string">
            <text:p>Od</text:p>
          </table:table-cell>
          <table:table-cell table:style-name="ce96" office:value-type="string">
            <text:p>Premia</text:p>
          </table:table-cell>
          <table:table-cell table:style-name="ce101" office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</text:p>
          </table:table-cell>
          <table:table-cell table:style-name="ce97" office:value-type="string">
            <text:p>Inż.</text:p>
          </table:table-cell>
          <table:table-cell table:style-name="ce99" office:value-type="currency" office:currency="PLN" office:value="24000">
            <text:p>24 000 zł</text:p>
          </table:table-cell>
          <table:table-cell table:style-name="ce97" office:value-type="float" office:value="5">
            <text:p>5</text:p>
          </table:table-cell>
          <table:table-cell table:style-name="ce97" office:value-type="float" office:value="1989">
            <text:p>1989</text:p>
          </table:table-cell>
          <table:table-cell table:style-name="ce99" table:formula="of:=IF(OR([.E10]&lt;[.$J$3];AND([.C10]&lt;[.$J$1];[.D10]&lt;[.$J$2]));PRODUCT([.$J$4];[.C10]);PRODUCT([.$J$5];[.C10]))" office:value-type="currency" office:currency="PLN" office:value="2400">
            <text:p>2 400 zł</text:p>
          </table:table-cell>
          <table:table-cell table:style-name="ce102" table:formula="of:=SUM([.C10];[.F10])" office:value-type="currency" office:currency="PLN" office:value="26400">
            <text:p>26 4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2</text:p>
          </table:table-cell>
          <table:table-cell table:style-name="ce97" office:value-type="string">
            <text:p>Dr</text:p>
          </table:table-cell>
          <table:table-cell table:style-name="ce99" office:value-type="currency" office:currency="PLN" office:value="17000">
            <text:p>17 000 zł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991">
            <text:p>1991</text:p>
          </table:table-cell>
          <table:table-cell table:style-name="ce99" table:formula="of:=IF(OR([.E11]&lt;[.$J$3];AND([.C11]&lt;[.$J$1];[.D11]&lt;[.$J$2]));PRODUCT([.$J$4];[.C11]);PRODUCT([.$J$5];[.C11]))" office:value-type="currency" office:currency="PLN" office:value="1700">
            <text:p>1 700 zł</text:p>
          </table:table-cell>
          <table:table-cell table:style-name="ce102" table:formula="of:=SUM([.C11];[.F11])" office:value-type="currency" office:currency="PLN" office:value="18700">
            <text:p>18 7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3</text:p>
          </table:table-cell>
          <table:table-cell table:style-name="ce97" office:value-type="string">
            <text:p>Tech.</text:p>
          </table:table-cell>
          <table:table-cell table:style-name="ce99" office:value-type="currency" office:currency="PLN" office:value="18000">
            <text:p>18 000 zł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1993">
            <text:p>1993</text:p>
          </table:table-cell>
          <table:table-cell table:style-name="ce99" table:formula="of:=IF(OR([.E12]&lt;[.$J$3];AND([.C12]&lt;[.$J$1];[.D12]&lt;[.$J$2]));PRODUCT([.$J$4];[.C12]);PRODUCT([.$J$5];[.C12]))" office:value-type="currency" office:currency="PLN" office:value="1800">
            <text:p>1 800 zł</text:p>
          </table:table-cell>
          <table:table-cell table:style-name="ce102" table:formula="of:=SUM([.C12];[.F12])" office:value-type="currency" office:currency="PLN" office:value="19800">
            <text:p>19 8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4</text:p>
          </table:table-cell>
          <table:table-cell table:style-name="ce97" office:value-type="string">
            <text:p>Umysł.</text:p>
          </table:table-cell>
          <table:table-cell table:style-name="ce99" office:value-type="currency" office:currency="PLN" office:value="21000">
            <text:p>21 000 zł</text:p>
          </table:table-cell>
          <table:table-cell table:style-name="ce97" office:value-type="float" office:value="9">
            <text:p>9</text:p>
          </table:table-cell>
          <table:table-cell table:style-name="ce97" office:value-type="float" office:value="1995">
            <text:p>1995</text:p>
          </table:table-cell>
          <table:table-cell table:style-name="ce99" table:formula="of:=IF(OR([.E13]&lt;[.$J$3];AND([.C13]&lt;[.$J$1];[.D13]&lt;[.$J$2]));PRODUCT([.$J$4];[.C13]);PRODUCT([.$J$5];[.C13]))" office:value-type="currency" office:currency="PLN" office:value="1050">
            <text:p>1 050 zł</text:p>
          </table:table-cell>
          <table:table-cell table:style-name="ce102" table:formula="of:=SUM([.C13];[.F13])" office:value-type="currency" office:currency="PLN" office:value="22050">
            <text:p>22 050 zł</text:p>
          </table:table-cell>
          <table:table-cell table:number-columns-repeated="10"/>
          <table:table-cell table:style-name="ce112"/>
          <table:table-cell table:number-columns-repeated="1006"/>
        </table:table-row>
        <table:table-row table:style-name="ro1">
          <table:table-cell table:style-name="ce94" office:value-type="string">
            <text:p>Prac 5</text:p>
          </table:table-cell>
          <table:table-cell table:style-name="ce97" office:value-type="string">
            <text:p>Inż.</text:p>
          </table:table-cell>
          <table:table-cell table:style-name="ce99" office:value-type="currency" office:currency="PLN" office:value="28000">
            <text:p>28 000 zł</text:p>
          </table:table-cell>
          <table:table-cell table:style-name="ce97" office:value-type="float" office:value="14">
            <text:p>14</text:p>
          </table:table-cell>
          <table:table-cell table:style-name="ce97" office:value-type="float" office:value="1997">
            <text:p>1997</text:p>
          </table:table-cell>
          <table:table-cell table:style-name="ce99" table:formula="of:=IF(OR([.E14]&lt;[.$J$3];AND([.C14]&lt;[.$J$1];[.D14]&lt;[.$J$2]));PRODUCT([.$J$4];[.C14]);PRODUCT([.$J$5];[.C14]))" office:value-type="currency" office:currency="PLN" office:value="1400">
            <text:p>1 400 zł</text:p>
          </table:table-cell>
          <table:table-cell table:style-name="ce102" table:formula="of:=SUM([.C14];[.F14])" office:value-type="currency" office:currency="PLN" office:value="29400">
            <text:p>29 4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6</text:p>
          </table:table-cell>
          <table:table-cell table:style-name="ce97" office:value-type="string">
            <text:p>Fiz.</text:p>
          </table:table-cell>
          <table:table-cell table:style-name="ce99" office:value-type="currency" office:currency="PLN" office:value="31000">
            <text:p>31 000 zł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1999">
            <text:p>1999</text:p>
          </table:table-cell>
          <table:table-cell table:style-name="ce99" table:formula="of:=IF(OR([.E15]&lt;[.$J$3];AND([.C15]&lt;[.$J$1];[.D15]&lt;[.$J$2]));PRODUCT([.$J$4];[.C15]);PRODUCT([.$J$5];[.C15]))" office:value-type="currency" office:currency="PLN" office:value="1550">
            <text:p>1 550 zł</text:p>
          </table:table-cell>
          <table:table-cell table:style-name="ce102" table:formula="of:=SUM([.C15];[.F15])" office:value-type="currency" office:currency="PLN" office:value="32550">
            <text:p>32 55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7</text:p>
          </table:table-cell>
          <table:table-cell table:style-name="ce97" office:value-type="string">
            <text:p>Dr</text:p>
          </table:table-cell>
          <table:table-cell table:style-name="ce99" office:value-type="currency" office:currency="PLN" office:value="14000">
            <text:p>14 000 zł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997">
            <text:p>1997</text:p>
          </table:table-cell>
          <table:table-cell table:style-name="ce99" table:formula="of:=IF(OR([.E16]&lt;[.$J$3];AND([.C16]&lt;[.$J$1];[.D16]&lt;[.$J$2]));PRODUCT([.$J$4];[.C16]);PRODUCT([.$J$5];[.C16]))" office:value-type="currency" office:currency="PLN" office:value="1400">
            <text:p>1 400 zł</text:p>
          </table:table-cell>
          <table:table-cell table:style-name="ce102" table:formula="of:=SUM([.C16];[.F16])" office:value-type="currency" office:currency="PLN" office:value="15400">
            <text:p>15 400 zł</text:p>
          </table:table-cell>
          <table:table-cell table:number-columns-repeated="9"/>
          <table:table-cell table:style-name="ce110"/>
          <table:table-cell table:number-columns-repeated="1007"/>
        </table:table-row>
        <table:table-row table:style-name="ro1">
          <table:table-cell table:style-name="ce94" office:value-type="string">
            <text:p>Prac 8</text:p>
          </table:table-cell>
          <table:table-cell table:style-name="ce97" office:value-type="string">
            <text:p>Prof.</text:p>
          </table:table-cell>
          <table:table-cell table:style-name="ce99" office:value-type="currency" office:currency="PLN" office:value="38000">
            <text:p>38 000 zł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1995">
            <text:p>1995</text:p>
          </table:table-cell>
          <table:table-cell table:style-name="ce99" table:formula="of:=IF(OR([.E17]&lt;[.$J$3];AND([.C17]&lt;[.$J$1];[.D17]&lt;[.$J$2]));PRODUCT([.$J$4];[.C17]);PRODUCT([.$J$5];[.C17]))" office:value-type="currency" office:currency="PLN" office:value="1900">
            <text:p>1 900 zł</text:p>
          </table:table-cell>
          <table:table-cell table:style-name="ce102" table:formula="of:=SUM([.C17];[.F17])" office:value-type="currency" office:currency="PLN" office:value="39900">
            <text:p>39 9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9</text:p>
          </table:table-cell>
          <table:table-cell table:style-name="ce97" office:value-type="string">
            <text:p>Umysł.</text:p>
          </table:table-cell>
          <table:table-cell table:style-name="ce99" office:value-type="currency" office:currency="PLN" office:value="21000">
            <text:p>21 000 zł</text:p>
          </table:table-cell>
          <table:table-cell table:style-name="ce97" office:value-type="float" office:value="9">
            <text:p>9</text:p>
          </table:table-cell>
          <table:table-cell table:style-name="ce97" office:value-type="float" office:value="1993">
            <text:p>1993</text:p>
          </table:table-cell>
          <table:table-cell table:style-name="ce99" table:formula="of:=IF(OR([.E18]&lt;[.$J$3];AND([.C18]&lt;[.$J$1];[.D18]&lt;[.$J$2]));PRODUCT([.$J$4];[.C18]);PRODUCT([.$J$5];[.C18]))" office:value-type="currency" office:currency="PLN" office:value="2100">
            <text:p>2 100 zł</text:p>
          </table:table-cell>
          <table:table-cell table:style-name="ce102" table:formula="of:=SUM([.C18];[.F18])" office:value-type="currency" office:currency="PLN" office:value="23100">
            <text:p>23 1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0</text:p>
          </table:table-cell>
          <table:table-cell table:style-name="ce97" office:value-type="string">
            <text:p>Prof.</text:p>
          </table:table-cell>
          <table:table-cell table:style-name="ce99" office:value-type="currency" office:currency="PLN" office:value="44000">
            <text:p>44 000 zł</text:p>
          </table:table-cell>
          <table:table-cell table:style-name="ce97" office:value-type="float" office:value="10">
            <text:p>10</text:p>
          </table:table-cell>
          <table:table-cell table:style-name="ce97" office:value-type="float" office:value="1991">
            <text:p>1991</text:p>
          </table:table-cell>
          <table:table-cell table:style-name="ce99" table:formula="of:=IF(OR([.E19]&lt;[.$J$3];AND([.C19]&lt;[.$J$1];[.D19]&lt;[.$J$2]));PRODUCT([.$J$4];[.C19]);PRODUCT([.$J$5];[.C19]))" office:value-type="currency" office:currency="PLN" office:value="4400">
            <text:p>4 400 zł</text:p>
          </table:table-cell>
          <table:table-cell table:style-name="ce102" table:formula="of:=SUM([.C19];[.F19])" office:value-type="currency" office:currency="PLN" office:value="48400">
            <text:p>48 4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1</text:p>
          </table:table-cell>
          <table:table-cell table:style-name="ce97" office:value-type="string">
            <text:p>Dr</text:p>
          </table:table-cell>
          <table:table-cell table:style-name="ce99" office:value-type="currency" office:currency="PLN" office:value="27000">
            <text:p>27 000 zł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1990">
            <text:p>1990</text:p>
          </table:table-cell>
          <table:table-cell table:style-name="ce99" table:formula="of:=IF(OR([.E20]&lt;[.$J$3];AND([.C20]&lt;[.$J$1];[.D20]&lt;[.$J$2]));PRODUCT([.$J$4];[.C20]);PRODUCT([.$J$5];[.C20]))" office:value-type="currency" office:currency="PLN" office:value="2700">
            <text:p>2 700 zł</text:p>
          </table:table-cell>
          <table:table-cell table:style-name="ce102" table:formula="of:=SUM([.C20];[.F20])" office:value-type="currency" office:currency="PLN" office:value="29700">
            <text:p>29 7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2</text:p>
          </table:table-cell>
          <table:table-cell table:style-name="ce97" office:value-type="string">
            <text:p>Prof.</text:p>
          </table:table-cell>
          <table:table-cell table:style-name="ce99" office:value-type="currency" office:currency="PLN" office:value="33000">
            <text:p>33 000 zł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992">
            <text:p>1992</text:p>
          </table:table-cell>
          <table:table-cell table:style-name="ce99" table:formula="of:=IF(OR([.E21]&lt;[.$J$3];AND([.C21]&lt;[.$J$1];[.D21]&lt;[.$J$2]));PRODUCT([.$J$4];[.C21]);PRODUCT([.$J$5];[.C21]))" office:value-type="currency" office:currency="PLN" office:value="3300">
            <text:p>3 300 zł</text:p>
          </table:table-cell>
          <table:table-cell table:style-name="ce102" table:formula="of:=SUM([.C21];[.F21])" office:value-type="currency" office:currency="PLN" office:value="36300">
            <text:p>36 3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3</text:p>
          </table:table-cell>
          <table:table-cell table:style-name="ce97" office:value-type="string">
            <text:p>Inż.</text:p>
          </table:table-cell>
          <table:table-cell table:style-name="ce99" office:value-type="currency" office:currency="PLN" office:value="11000">
            <text:p>11 000 zł</text:p>
          </table:table-cell>
          <table:table-cell table:style-name="ce97" office:value-type="float" office:value="12">
            <text:p>12</text:p>
          </table:table-cell>
          <table:table-cell table:style-name="ce97" office:value-type="float" office:value="1994">
            <text:p>1994</text:p>
          </table:table-cell>
          <table:table-cell table:style-name="ce99" table:formula="of:=IF(OR([.E22]&lt;[.$J$3];AND([.C22]&lt;[.$J$1];[.D22]&lt;[.$J$2]));PRODUCT([.$J$4];[.C22]);PRODUCT([.$J$5];[.C22]))" office:value-type="currency" office:currency="PLN" office:value="1100">
            <text:p>1 100 zł</text:p>
          </table:table-cell>
          <table:table-cell table:style-name="ce102" table:formula="of:=SUM([.C22];[.F22])" office:value-type="currency" office:currency="PLN" office:value="12100">
            <text:p>12 1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4</text:p>
          </table:table-cell>
          <table:table-cell table:style-name="ce97" office:value-type="string">
            <text:p>Prof.</text:p>
          </table:table-cell>
          <table:table-cell table:style-name="ce99" office:value-type="currency" office:currency="PLN" office:value="28000">
            <text:p>28 000 zł</text:p>
          </table:table-cell>
          <table:table-cell table:style-name="ce97" office:value-type="float" office:value="17">
            <text:p>17</text:p>
          </table:table-cell>
          <table:table-cell table:style-name="ce97" office:value-type="float" office:value="1996">
            <text:p>1996</text:p>
          </table:table-cell>
          <table:table-cell table:style-name="ce99" table:formula="of:=IF(OR([.E23]&lt;[.$J$3];AND([.C23]&lt;[.$J$1];[.D23]&lt;[.$J$2]));PRODUCT([.$J$4];[.C23]);PRODUCT([.$J$5];[.C23]))" office:value-type="currency" office:currency="PLN" office:value="1400">
            <text:p>1 400 zł</text:p>
          </table:table-cell>
          <table:table-cell table:style-name="ce102" table:formula="of:=SUM([.C23];[.F23])" office:value-type="currency" office:currency="PLN" office:value="29400">
            <text:p>29 400 zł</text:p>
          </table:table-cell>
          <table:table-cell table:number-columns-repeated="1017"/>
        </table:table-row>
        <table:table-row table:style-name="ro1">
          <table:table-cell table:style-name="ce94" office:value-type="string">
            <text:p>Prac 15</text:p>
          </table:table-cell>
          <table:table-cell table:style-name="ce97" office:value-type="string">
            <text:p>Dr</text:p>
          </table:table-cell>
          <table:table-cell table:style-name="ce99" office:value-type="currency" office:currency="PLN" office:value="24000">
            <text:p>24 000 zł</text:p>
          </table:table-cell>
          <table:table-cell table:style-name="ce97" office:value-type="float" office:value="12">
            <text:p>12</text:p>
          </table:table-cell>
          <table:table-cell table:style-name="ce97" office:value-type="float" office:value="1998">
            <text:p>1998</text:p>
          </table:table-cell>
          <table:table-cell table:style-name="ce99" table:formula="of:=IF(OR([.E24]&lt;[.$J$3];AND([.C24]&lt;[.$J$1];[.D24]&lt;[.$J$2]));PRODUCT([.$J$4];[.C24]);PRODUCT([.$J$5];[.C24]))" office:value-type="currency" office:currency="PLN" office:value="1200">
            <text:p>1 200 zł</text:p>
          </table:table-cell>
          <table:table-cell table:style-name="ce102" table:formula="of:=SUM([.C24];[.F24])" office:value-type="currency" office:currency="PLN" office:value="25200">
            <text:p>25 200 zł</text:p>
          </table:table-cell>
          <table:table-cell table:number-columns-repeated="1017"/>
        </table:table-row>
        <table:table-row table:style-name="ro9">
          <table:table-cell table:style-name="ce95" office:value-type="string">
            <text:p>Prac 16</text:p>
          </table:table-cell>
          <table:table-cell table:style-name="ce98" office:value-type="string">
            <text:p>Umysł.</text:p>
          </table:table-cell>
          <table:table-cell table:style-name="ce100" office:value-type="currency" office:currency="PLN" office:value="21500">
            <text:p>21 500 zł</text:p>
          </table:table-cell>
          <table:table-cell table:style-name="ce98" office:value-type="float" office:value="17">
            <text:p>17</text:p>
          </table:table-cell>
          <table:table-cell table:style-name="ce98" office:value-type="float" office:value="1995">
            <text:p>1995</text:p>
          </table:table-cell>
          <table:table-cell table:style-name="ce99" table:formula="of:=IF(OR([.E25]&lt;[.$J$3];AND([.C25]&lt;[.$J$1];[.D25]&lt;[.$J$2]));PRODUCT([.$J$4];[.C25]);PRODUCT([.$J$5];[.C25]))" office:value-type="currency" office:currency="PLN" office:value="1075">
            <text:p>1 075 zł</text:p>
          </table:table-cell>
          <table:table-cell table:style-name="ce102" table:formula="of:=SUM([.C25];[.F25])" office:value-type="currency" office:currency="PLN" office:value="22575">
            <text:p>22 575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number:min-integer-digits="1" number:min-exponent-digits="1"/>
    </number:number-style>
    <number:number-style style:name="N115">
      <number:number number: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0" style:apply-style-name="N117P0"/>
    </number:text-style>
    <number:number-style style:name="N118">
      <number:number number:decimal-places="2" number:min-integer-digits="1" number:grouping="true"/>
      <number:text> zł</number:text>
    </number:number-style>
    <number:currency-style style:name="N12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>zł</number:currency-symbol>
      <style:map style:condition="value()&gt;=0" style:apply-style-name="N8108P0"/>
    </number:currency-style>
    <style:style style:name="Default" style:family="table-cell">
      <style:table-cell-properties fo:padding="0.071cm" style:rotation-align="none"/>
      <style:text-properties style:font-name="Arial" style:font-name-asian="Tahoma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3.12.2017</text:date>, <text:time>21:57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1:57:19.10</dc:date>
    <meta:editing-cycles>11</meta:editing-cycles>
    <meta:editing-duration>PT5H48M47S</meta:editing-duration>
    <meta:generator>OpenOffice/4.1.3$Win32 OpenOffice.org_project/413m1$Build-9783</meta:generator>
    <dc:creator>Dawid Gładowski</dc:creator>
    <meta:document-statistic meta:table-count="6" meta:cell-count="678" meta:object-count="1"/>
  </office:meta>
</office:document-meta>
</file>